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51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41.12mm" svg:y="47.49mm">
            <loext:p draw:notify-on-update-of-ranges="Sheet1.A1:Sheet1.A2 Sheet1.A3:Sheet1.A356 Sheet1.B1:Sheet1.B2 Sheet1.B3:Sheet1.B3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File created by PhilippeC at 02/08/17 12: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Track: Move count = </text:p>
          </table:table-cell>
          <table:table-cell office:value-type="string" calcext:value-type="string">
            <text:p><text:s/>total distance =</text:p>
          </table:table-cell>
          <table:table-cell office:value-type="string" calcext:value-type="string">
            <text:p><text:s/>operation count = </text:p>
          </table:table-cell>
          <table:table-cell office:value-type="string" calcext:value-type="string">
            <text:p><text:s/>operation distance = </text:p>
          </table:table-cell>
          <table:table-cell office:value-type="string" calcext:value-type="string">
            <text:p><text:s/>X = </text:p>
          </table:table-cell>
          <table:table-cell office:value-type="string" calcext:value-type="string">
            <text:p><text:s/>Y = </text:p>
          </table:table-cell>
        </table:table-row>
        <table:table-row table:style-name="ro1">
          <table:table-cell office:value-type="string" calcext:value-type="string">
            <text:p>#SLOPE_REFERENCE </text:p>
          </table:table-cell>
          <table:table-cell office:value-type="float" office:value="1.758" calcext:value-type="float">
            <text:p>1.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rom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Operation/Mov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]+484.75" office:value-type="float" office:value="484.75" calcext:value-type="float">
            <text:p>484.75</text:p>
          </table:table-cell>
          <table:table-cell table:formula="of:=[.B5]-34.75" office:value-type="float" office:value="-34.75" calcext:value-type="float">
            <text:p>-3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5]+484.75" office:value-type="float" office:value="484.75" calcext:value-type="float">
            <text:p>484.75</text:p>
          </table:table-cell>
          <table:table-cell table:formula="of:=[.B5]-34.75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5]-10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6]" office:value-type="float" office:value="484.75" calcext:value-type="float">
            <text:p>484.75</text:p>
          </table:table-cell>
          <table:table-cell table:formula="of:=[.B6]-10" office:value-type="float" office:value="-44.75" calcext:value-type="float">
            <text:p>-44.75</text:p>
          </table:table-cell>
          <table:table-cell table:formula="of:=[.C5]-1" office:value-type="float" office:value="483.75" calcext:value-type="float">
            <text:p>48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7]-1" office:value-type="float" office:value="483.75" calcext:value-type="float">
            <text:p>483.75</text:p>
          </table:table-cell>
          <table:table-cell table:formula="of:=[.B7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5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8]" office:value-type="float" office:value="483.75" calcext:value-type="float">
            <text:p>483.75</text:p>
          </table:table-cell>
          <table:table-cell table:formula="of:=[.B6]" office:value-type="float" office:value="-34.75" calcext:value-type="float">
            <text:p>-34.75</text:p>
          </table:table-cell>
          <table:table-cell table:formula="of:=[.C7]-1" office:value-type="float" office:value="482.75" calcext:value-type="float">
            <text:p>48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9]-1" office:value-type="float" office:value="482.75" calcext:value-type="float">
            <text:p>482.75</text:p>
          </table:table-cell>
          <table:table-cell table:formula="of:=[.B9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6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0]" office:value-type="float" office:value="482.75" calcext:value-type="float">
            <text:p>482.75</text:p>
          </table:table-cell>
          <table:table-cell table:formula="of:=[.B10]-10" office:value-type="float" office:value="-44.75" calcext:value-type="float">
            <text:p>-44.75</text:p>
          </table:table-cell>
          <table:table-cell table:formula="of:=[.C9]-1" office:value-type="float" office:value="481.75" calcext:value-type="float">
            <text:p>48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1]-1" office:value-type="float" office:value="481.75" calcext:value-type="float">
            <text:p>481.75</text:p>
          </table:table-cell>
          <table:table-cell table:formula="of:=[.B11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8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2]" office:value-type="float" office:value="481.75" calcext:value-type="float">
            <text:p>481.75</text:p>
          </table:table-cell>
          <table:table-cell table:formula="of:=[.B10]" office:value-type="float" office:value="-34.75" calcext:value-type="float">
            <text:p>-34.75</text:p>
          </table:table-cell>
          <table:table-cell table:formula="of:=[.C11]-1" office:value-type="float" office:value="480.75" calcext:value-type="float">
            <text:p>48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3]-1" office:value-type="float" office:value="480.75" calcext:value-type="float">
            <text:p>480.75</text:p>
          </table:table-cell>
          <table:table-cell table:formula="of:=[.B13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0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4]" office:value-type="float" office:value="480.75" calcext:value-type="float">
            <text:p>480.75</text:p>
          </table:table-cell>
          <table:table-cell table:formula="of:=[.B14]-10" office:value-type="float" office:value="-44.75" calcext:value-type="float">
            <text:p>-44.75</text:p>
          </table:table-cell>
          <table:table-cell table:formula="of:=[.C13]-1" office:value-type="float" office:value="479.75" calcext:value-type="float">
            <text:p>47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5]-1" office:value-type="float" office:value="479.75" calcext:value-type="float">
            <text:p>479.75</text:p>
          </table:table-cell>
          <table:table-cell table:formula="of:=[.B15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2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6]" office:value-type="float" office:value="479.75" calcext:value-type="float">
            <text:p>479.75</text:p>
          </table:table-cell>
          <table:table-cell table:formula="of:=[.B14]" office:value-type="float" office:value="-34.75" calcext:value-type="float">
            <text:p>-34.75</text:p>
          </table:table-cell>
          <table:table-cell table:formula="of:=[.C15]-1" office:value-type="float" office:value="478.75" calcext:value-type="float">
            <text:p>47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7]-1" office:value-type="float" office:value="478.75" calcext:value-type="float">
            <text:p>478.75</text:p>
          </table:table-cell>
          <table:table-cell table:formula="of:=[.B17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4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8]" office:value-type="float" office:value="478.75" calcext:value-type="float">
            <text:p>478.75</text:p>
          </table:table-cell>
          <table:table-cell table:formula="of:=[.B18]-10" office:value-type="float" office:value="-44.75" calcext:value-type="float">
            <text:p>-44.75</text:p>
          </table:table-cell>
          <table:table-cell table:formula="of:=[.C17]-1" office:value-type="float" office:value="477.75" calcext:value-type="float">
            <text:p>47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9]-1" office:value-type="float" office:value="477.75" calcext:value-type="float">
            <text:p>477.75</text:p>
          </table:table-cell>
          <table:table-cell table:formula="of:=[.B19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6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0]" office:value-type="float" office:value="477.75" calcext:value-type="float">
            <text:p>477.75</text:p>
          </table:table-cell>
          <table:table-cell table:formula="of:=[.B18]" office:value-type="float" office:value="-34.75" calcext:value-type="float">
            <text:p>-34.75</text:p>
          </table:table-cell>
          <table:table-cell table:formula="of:=[.C19]-1" office:value-type="float" office:value="476.75" calcext:value-type="float">
            <text:p>47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1]-1" office:value-type="float" office:value="476.75" calcext:value-type="float">
            <text:p>476.75</text:p>
          </table:table-cell>
          <table:table-cell table:formula="of:=[.B21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8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2]" office:value-type="float" office:value="476.75" calcext:value-type="float">
            <text:p>476.75</text:p>
          </table:table-cell>
          <table:table-cell table:formula="of:=[.B22]-10" office:value-type="float" office:value="-44.75" calcext:value-type="float">
            <text:p>-44.75</text:p>
          </table:table-cell>
          <table:table-cell table:formula="of:=[.C21]-1" office:value-type="float" office:value="475.75" calcext:value-type="float">
            <text:p>47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3]-1" office:value-type="float" office:value="475.75" calcext:value-type="float">
            <text:p>475.75</text:p>
          </table:table-cell>
          <table:table-cell table:formula="of:=[.B23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20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4]" office:value-type="float" office:value="475.75" calcext:value-type="float">
            <text:p>475.75</text:p>
          </table:table-cell>
          <table:table-cell table:formula="of:=[.B22]" office:value-type="float" office:value="-34.75" calcext:value-type="float">
            <text:p>-34.75</text:p>
          </table:table-cell>
          <table:table-cell table:formula="of:=[.C23]-1" office:value-type="float" office:value="474.75" calcext:value-type="float">
            <text:p>47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5]-1" office:value-type="float" office:value="474.75" calcext:value-type="float">
            <text:p>474.75</text:p>
          </table:table-cell>
          <table:table-cell table:formula="of:=[.B25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22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6]" office:value-type="float" office:value="474.75" calcext:value-type="float">
            <text:p>474.75</text:p>
          </table:table-cell>
          <table:table-cell table:formula="of:=[.B24]" office:value-type="float" office:value="-44.75" calcext:value-type="float">
            <text:p>-44.75</text:p>
          </table:table-cell>
          <table:table-cell table:formula="of:=[.C5]" office:value-type="float" office:value="484.75" calcext:value-type="float">
            <text:p>484.75</text:p>
          </table:table-cell>
          <table:table-cell table:formula="of:=[.D26]-100" office:value-type="float" office:value="-144.75" calcext:value-type="float">
            <text:p>-14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6]" office:value-type="float" office:value="484.75" calcext:value-type="float">
            <text:p>484.75</text:p>
          </table:table-cell>
          <table:table-cell table:formula="of:=[.B27]-100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7]-10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8]" office:value-type="float" office:value="484.75" calcext:value-type="float">
            <text:p>484.75</text:p>
          </table:table-cell>
          <table:table-cell table:formula="of:=[.B28]-10" office:value-type="float" office:value="-154.75" calcext:value-type="float">
            <text:p>-154.75</text:p>
          </table:table-cell>
          <table:table-cell table:formula="of:=[.C27]-1" office:value-type="float" office:value="483.75" calcext:value-type="float">
            <text:p>48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9]-1" office:value-type="float" office:value="483.75" calcext:value-type="float">
            <text:p>483.75</text:p>
          </table:table-cell>
          <table:table-cell table:formula="of:=[.B29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27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0]" office:value-type="float" office:value="483.75" calcext:value-type="float">
            <text:p>483.75</text:p>
          </table:table-cell>
          <table:table-cell table:formula="of:=[.B28]" office:value-type="float" office:value="-144.75" calcext:value-type="float">
            <text:p>-144.75</text:p>
          </table:table-cell>
          <table:table-cell table:formula="of:=[.C29]-1" office:value-type="float" office:value="482.75" calcext:value-type="float">
            <text:p>48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1]-1" office:value-type="float" office:value="482.75" calcext:value-type="float">
            <text:p>482.75</text:p>
          </table:table-cell>
          <table:table-cell table:formula="of:=[.B31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8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2]" office:value-type="float" office:value="482.75" calcext:value-type="float">
            <text:p>482.75</text:p>
          </table:table-cell>
          <table:table-cell table:formula="of:=[.B32]-10" office:value-type="float" office:value="-154.75" calcext:value-type="float">
            <text:p>-154.75</text:p>
          </table:table-cell>
          <table:table-cell table:formula="of:=[.C31]-1" office:value-type="float" office:value="481.75" calcext:value-type="float">
            <text:p>48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3]-1" office:value-type="float" office:value="481.75" calcext:value-type="float">
            <text:p>481.75</text:p>
          </table:table-cell>
          <table:table-cell table:formula="of:=[.B33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30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4]" office:value-type="float" office:value="481.75" calcext:value-type="float">
            <text:p>481.75</text:p>
          </table:table-cell>
          <table:table-cell table:formula="of:=[.B32]" office:value-type="float" office:value="-144.75" calcext:value-type="float">
            <text:p>-144.75</text:p>
          </table:table-cell>
          <table:table-cell table:formula="of:=[.C33]-1" office:value-type="float" office:value="480.75" calcext:value-type="float">
            <text:p>48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5]-1" office:value-type="float" office:value="480.75" calcext:value-type="float">
            <text:p>480.75</text:p>
          </table:table-cell>
          <table:table-cell table:formula="of:=[.B35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32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6]" office:value-type="float" office:value="480.75" calcext:value-type="float">
            <text:p>480.75</text:p>
          </table:table-cell>
          <table:table-cell table:formula="of:=[.B36]-10" office:value-type="float" office:value="-154.75" calcext:value-type="float">
            <text:p>-154.75</text:p>
          </table:table-cell>
          <table:table-cell table:formula="of:=[.C35]-1" office:value-type="float" office:value="479.75" calcext:value-type="float">
            <text:p>47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7]-1" office:value-type="float" office:value="479.75" calcext:value-type="float">
            <text:p>479.75</text:p>
          </table:table-cell>
          <table:table-cell table:formula="of:=[.B37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34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8]" office:value-type="float" office:value="479.75" calcext:value-type="float">
            <text:p>479.75</text:p>
          </table:table-cell>
          <table:table-cell table:formula="of:=[.B36]" office:value-type="float" office:value="-144.75" calcext:value-type="float">
            <text:p>-144.75</text:p>
          </table:table-cell>
          <table:table-cell table:formula="of:=[.C37]-1" office:value-type="float" office:value="478.75" calcext:value-type="float">
            <text:p>47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9]-1" office:value-type="float" office:value="478.75" calcext:value-type="float">
            <text:p>478.75</text:p>
          </table:table-cell>
          <table:table-cell table:formula="of:=[.B39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36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40]" office:value-type="float" office:value="478.75" calcext:value-type="float">
            <text:p>478.75</text:p>
          </table:table-cell>
          <table:table-cell table:formula="of:=[.B40]-10" office:value-type="float" office:value="-154.75" calcext:value-type="float">
            <text:p>-154.75</text:p>
          </table:table-cell>
          <table:table-cell table:formula="of:=[.C39]-1" office:value-type="float" office:value="477.75" calcext:value-type="float">
            <text:p>47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41]-1" office:value-type="float" office:value="477.75" calcext:value-type="float">
            <text:p>477.75</text:p>
          </table:table-cell>
          <table:table-cell table:formula="of:=[.B41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38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42]" office:value-type="float" office:value="477.75" calcext:value-type="float">
            <text:p>477.75</text:p>
          </table:table-cell>
          <table:table-cell table:formula="of:=[.B40]" office:value-type="float" office:value="-144.75" calcext:value-type="float">
            <text:p>-144.75</text:p>
          </table:table-cell>
          <table:table-cell table:formula="of:=[.C41]-1" office:value-type="float" office:value="476.75" calcext:value-type="float">
            <text:p>47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43]-1" office:value-type="float" office:value="476.75" calcext:value-type="float">
            <text:p>476.75</text:p>
          </table:table-cell>
          <table:table-cell table:formula="of:=[.B43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40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44]" office:value-type="float" office:value="476.75" calcext:value-type="float">
            <text:p>476.75</text:p>
          </table:table-cell>
          <table:table-cell table:formula="of:=[.B44]-10" office:value-type="float" office:value="-154.75" calcext:value-type="float">
            <text:p>-154.75</text:p>
          </table:table-cell>
          <table:table-cell table:formula="of:=[.C43]-1" office:value-type="float" office:value="475.75" calcext:value-type="float">
            <text:p>47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45]-1" office:value-type="float" office:value="475.75" calcext:value-type="float">
            <text:p>475.75</text:p>
          </table:table-cell>
          <table:table-cell table:formula="of:=[.B45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42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46]" office:value-type="float" office:value="475.75" calcext:value-type="float">
            <text:p>475.75</text:p>
          </table:table-cell>
          <table:table-cell table:formula="of:=[.B44]" office:value-type="float" office:value="-144.75" calcext:value-type="float">
            <text:p>-144.75</text:p>
          </table:table-cell>
          <table:table-cell table:formula="of:=[.C45]-1" office:value-type="float" office:value="474.75" calcext:value-type="float">
            <text:p>47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47]-1" office:value-type="float" office:value="474.75" calcext:value-type="float">
            <text:p>474.75</text:p>
          </table:table-cell>
          <table:table-cell table:formula="of:=[.B47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44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48]" office:value-type="float" office:value="474.75" calcext:value-type="float">
            <text:p>474.75</text:p>
          </table:table-cell>
          <table:table-cell table:formula="of:=[.B46]" office:value-type="float" office:value="-154.75" calcext:value-type="float">
            <text:p>-154.75</text:p>
          </table:table-cell>
          <table:table-cell table:formula="of:=[.C27]" office:value-type="float" office:value="484.75" calcext:value-type="float">
            <text:p>484.75</text:p>
          </table:table-cell>
          <table:table-cell table:formula="of:=[.D48]-100" office:value-type="float" office:value="-254.75" calcext:value-type="float">
            <text:p>-25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8]" office:value-type="float" office:value="484.75" calcext:value-type="float">
            <text:p>484.75</text:p>
          </table:table-cell>
          <table:table-cell table:formula="of:=[.B49]-100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49]-10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50]" office:value-type="float" office:value="484.75" calcext:value-type="float">
            <text:p>484.75</text:p>
          </table:table-cell>
          <table:table-cell table:formula="of:=[.B50]-10" office:value-type="float" office:value="-264.75" calcext:value-type="float">
            <text:p>-264.75</text:p>
          </table:table-cell>
          <table:table-cell table:formula="of:=[.C49]-1" office:value-type="float" office:value="483.75" calcext:value-type="float">
            <text:p>48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51]-1" office:value-type="float" office:value="483.75" calcext:value-type="float">
            <text:p>483.75</text:p>
          </table:table-cell>
          <table:table-cell table:formula="of:=[.B51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49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52]" office:value-type="float" office:value="483.75" calcext:value-type="float">
            <text:p>483.75</text:p>
          </table:table-cell>
          <table:table-cell table:formula="of:=[.B50]" office:value-type="float" office:value="-254.75" calcext:value-type="float">
            <text:p>-254.75</text:p>
          </table:table-cell>
          <table:table-cell table:formula="of:=[.C51]-1" office:value-type="float" office:value="482.75" calcext:value-type="float">
            <text:p>48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53]-1" office:value-type="float" office:value="482.75" calcext:value-type="float">
            <text:p>482.75</text:p>
          </table:table-cell>
          <table:table-cell table:formula="of:=[.B53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50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54]" office:value-type="float" office:value="482.75" calcext:value-type="float">
            <text:p>482.75</text:p>
          </table:table-cell>
          <table:table-cell table:formula="of:=[.B54]-10" office:value-type="float" office:value="-264.75" calcext:value-type="float">
            <text:p>-264.75</text:p>
          </table:table-cell>
          <table:table-cell table:formula="of:=[.C53]-1" office:value-type="float" office:value="481.75" calcext:value-type="float">
            <text:p>48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55]-1" office:value-type="float" office:value="481.75" calcext:value-type="float">
            <text:p>481.75</text:p>
          </table:table-cell>
          <table:table-cell table:formula="of:=[.B55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52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56]" office:value-type="float" office:value="481.75" calcext:value-type="float">
            <text:p>481.75</text:p>
          </table:table-cell>
          <table:table-cell table:formula="of:=[.B54]" office:value-type="float" office:value="-254.75" calcext:value-type="float">
            <text:p>-254.75</text:p>
          </table:table-cell>
          <table:table-cell table:formula="of:=[.C55]-1" office:value-type="float" office:value="480.75" calcext:value-type="float">
            <text:p>48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57]-1" office:value-type="float" office:value="480.75" calcext:value-type="float">
            <text:p>480.75</text:p>
          </table:table-cell>
          <table:table-cell table:formula="of:=[.B57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54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58]" office:value-type="float" office:value="480.75" calcext:value-type="float">
            <text:p>480.75</text:p>
          </table:table-cell>
          <table:table-cell table:formula="of:=[.B58]-10" office:value-type="float" office:value="-264.75" calcext:value-type="float">
            <text:p>-264.75</text:p>
          </table:table-cell>
          <table:table-cell table:formula="of:=[.C57]-1" office:value-type="float" office:value="479.75" calcext:value-type="float">
            <text:p>47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59]-1" office:value-type="float" office:value="479.75" calcext:value-type="float">
            <text:p>479.75</text:p>
          </table:table-cell>
          <table:table-cell table:formula="of:=[.B59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56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60]" office:value-type="float" office:value="479.75" calcext:value-type="float">
            <text:p>479.75</text:p>
          </table:table-cell>
          <table:table-cell table:formula="of:=[.B58]" office:value-type="float" office:value="-254.75" calcext:value-type="float">
            <text:p>-254.75</text:p>
          </table:table-cell>
          <table:table-cell table:formula="of:=[.C59]-1" office:value-type="float" office:value="478.75" calcext:value-type="float">
            <text:p>47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61]-1" office:value-type="float" office:value="478.75" calcext:value-type="float">
            <text:p>478.75</text:p>
          </table:table-cell>
          <table:table-cell table:formula="of:=[.B61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58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62]" office:value-type="float" office:value="478.75" calcext:value-type="float">
            <text:p>478.75</text:p>
          </table:table-cell>
          <table:table-cell table:formula="of:=[.B62]-10" office:value-type="float" office:value="-264.75" calcext:value-type="float">
            <text:p>-264.75</text:p>
          </table:table-cell>
          <table:table-cell table:formula="of:=[.C61]-1" office:value-type="float" office:value="477.75" calcext:value-type="float">
            <text:p>47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63]-1" office:value-type="float" office:value="477.75" calcext:value-type="float">
            <text:p>477.75</text:p>
          </table:table-cell>
          <table:table-cell table:formula="of:=[.B63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60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64]" office:value-type="float" office:value="477.75" calcext:value-type="float">
            <text:p>477.75</text:p>
          </table:table-cell>
          <table:table-cell table:formula="of:=[.B62]" office:value-type="float" office:value="-254.75" calcext:value-type="float">
            <text:p>-254.75</text:p>
          </table:table-cell>
          <table:table-cell table:formula="of:=[.C63]-1" office:value-type="float" office:value="476.75" calcext:value-type="float">
            <text:p>47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65]-1" office:value-type="float" office:value="476.75" calcext:value-type="float">
            <text:p>476.75</text:p>
          </table:table-cell>
          <table:table-cell table:formula="of:=[.B65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62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66]" office:value-type="float" office:value="476.75" calcext:value-type="float">
            <text:p>476.75</text:p>
          </table:table-cell>
          <table:table-cell table:formula="of:=[.B66]-10" office:value-type="float" office:value="-264.75" calcext:value-type="float">
            <text:p>-264.75</text:p>
          </table:table-cell>
          <table:table-cell table:formula="of:=[.C65]-1" office:value-type="float" office:value="475.75" calcext:value-type="float">
            <text:p>47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67]-1" office:value-type="float" office:value="475.75" calcext:value-type="float">
            <text:p>475.75</text:p>
          </table:table-cell>
          <table:table-cell table:formula="of:=[.B67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64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68]" office:value-type="float" office:value="475.75" calcext:value-type="float">
            <text:p>475.75</text:p>
          </table:table-cell>
          <table:table-cell table:formula="of:=[.B66]" office:value-type="float" office:value="-254.75" calcext:value-type="float">
            <text:p>-254.75</text:p>
          </table:table-cell>
          <table:table-cell table:formula="of:=[.C67]-1" office:value-type="float" office:value="474.75" calcext:value-type="float">
            <text:p>47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69]-1" office:value-type="float" office:value="474.75" calcext:value-type="float">
            <text:p>474.75</text:p>
          </table:table-cell>
          <table:table-cell table:formula="of:=[.B69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66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70]" office:value-type="float" office:value="474.75" calcext:value-type="float">
            <text:p>474.75</text:p>
          </table:table-cell>
          <table:table-cell table:formula="of:=[.B68]" office:value-type="float" office:value="-264.75" calcext:value-type="float">
            <text:p>-264.75</text:p>
          </table:table-cell>
          <table:table-cell table:formula="of:=[.C49]" office:value-type="float" office:value="484.75" calcext:value-type="float">
            <text:p>484.75</text:p>
          </table:table-cell>
          <table:table-cell table:formula="of:=[.D70]-100" office:value-type="float" office:value="-364.75" calcext:value-type="float">
            <text:p>-36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50]" office:value-type="float" office:value="484.75" calcext:value-type="float">
            <text:p>484.75</text:p>
          </table:table-cell>
          <table:table-cell table:formula="of:=[.B71]-100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71]-10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72]" office:value-type="float" office:value="484.75" calcext:value-type="float">
            <text:p>484.75</text:p>
          </table:table-cell>
          <table:table-cell table:formula="of:=[.B72]-10" office:value-type="float" office:value="-374.75" calcext:value-type="float">
            <text:p>-374.75</text:p>
          </table:table-cell>
          <table:table-cell table:formula="of:=[.C71]-1" office:value-type="float" office:value="483.75" calcext:value-type="float">
            <text:p>48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73]-1" office:value-type="float" office:value="483.75" calcext:value-type="float">
            <text:p>483.75</text:p>
          </table:table-cell>
          <table:table-cell table:formula="of:=[.B73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71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74]" office:value-type="float" office:value="483.75" calcext:value-type="float">
            <text:p>483.75</text:p>
          </table:table-cell>
          <table:table-cell table:formula="of:=[.B72]" office:value-type="float" office:value="-364.75" calcext:value-type="float">
            <text:p>-364.75</text:p>
          </table:table-cell>
          <table:table-cell table:formula="of:=[.C73]-1" office:value-type="float" office:value="482.75" calcext:value-type="float">
            <text:p>48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75]-1" office:value-type="float" office:value="482.75" calcext:value-type="float">
            <text:p>482.75</text:p>
          </table:table-cell>
          <table:table-cell table:formula="of:=[.B75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72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76]" office:value-type="float" office:value="482.75" calcext:value-type="float">
            <text:p>482.75</text:p>
          </table:table-cell>
          <table:table-cell table:formula="of:=[.B76]-10" office:value-type="float" office:value="-374.75" calcext:value-type="float">
            <text:p>-374.75</text:p>
          </table:table-cell>
          <table:table-cell table:formula="of:=[.C75]-1" office:value-type="float" office:value="481.75" calcext:value-type="float">
            <text:p>48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77]-1" office:value-type="float" office:value="481.75" calcext:value-type="float">
            <text:p>481.75</text:p>
          </table:table-cell>
          <table:table-cell table:formula="of:=[.B77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74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78]" office:value-type="float" office:value="481.75" calcext:value-type="float">
            <text:p>481.75</text:p>
          </table:table-cell>
          <table:table-cell table:formula="of:=[.B76]" office:value-type="float" office:value="-364.75" calcext:value-type="float">
            <text:p>-364.75</text:p>
          </table:table-cell>
          <table:table-cell table:formula="of:=[.C77]-1" office:value-type="float" office:value="480.75" calcext:value-type="float">
            <text:p>48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79]-1" office:value-type="float" office:value="480.75" calcext:value-type="float">
            <text:p>480.75</text:p>
          </table:table-cell>
          <table:table-cell table:formula="of:=[.B79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76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80]" office:value-type="float" office:value="480.75" calcext:value-type="float">
            <text:p>480.75</text:p>
          </table:table-cell>
          <table:table-cell table:formula="of:=[.B80]-10" office:value-type="float" office:value="-374.75" calcext:value-type="float">
            <text:p>-374.75</text:p>
          </table:table-cell>
          <table:table-cell table:formula="of:=[.C79]-1" office:value-type="float" office:value="479.75" calcext:value-type="float">
            <text:p>47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81]-1" office:value-type="float" office:value="479.75" calcext:value-type="float">
            <text:p>479.75</text:p>
          </table:table-cell>
          <table:table-cell table:formula="of:=[.B81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78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82]" office:value-type="float" office:value="479.75" calcext:value-type="float">
            <text:p>479.75</text:p>
          </table:table-cell>
          <table:table-cell table:formula="of:=[.B80]" office:value-type="float" office:value="-364.75" calcext:value-type="float">
            <text:p>-364.75</text:p>
          </table:table-cell>
          <table:table-cell table:formula="of:=[.C81]-1" office:value-type="float" office:value="478.75" calcext:value-type="float">
            <text:p>47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83]-1" office:value-type="float" office:value="478.75" calcext:value-type="float">
            <text:p>478.75</text:p>
          </table:table-cell>
          <table:table-cell table:formula="of:=[.B83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80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84]" office:value-type="float" office:value="478.75" calcext:value-type="float">
            <text:p>478.75</text:p>
          </table:table-cell>
          <table:table-cell table:formula="of:=[.B84]-10" office:value-type="float" office:value="-374.75" calcext:value-type="float">
            <text:p>-374.75</text:p>
          </table:table-cell>
          <table:table-cell table:formula="of:=[.C83]-1" office:value-type="float" office:value="477.75" calcext:value-type="float">
            <text:p>47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85]-1" office:value-type="float" office:value="477.75" calcext:value-type="float">
            <text:p>477.75</text:p>
          </table:table-cell>
          <table:table-cell table:formula="of:=[.B85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82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86]" office:value-type="float" office:value="477.75" calcext:value-type="float">
            <text:p>477.75</text:p>
          </table:table-cell>
          <table:table-cell table:formula="of:=[.B84]" office:value-type="float" office:value="-364.75" calcext:value-type="float">
            <text:p>-364.75</text:p>
          </table:table-cell>
          <table:table-cell table:formula="of:=[.C85]-1" office:value-type="float" office:value="476.75" calcext:value-type="float">
            <text:p>47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87]-1" office:value-type="float" office:value="476.75" calcext:value-type="float">
            <text:p>476.75</text:p>
          </table:table-cell>
          <table:table-cell table:formula="of:=[.B87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84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88]" office:value-type="float" office:value="476.75" calcext:value-type="float">
            <text:p>476.75</text:p>
          </table:table-cell>
          <table:table-cell table:formula="of:=[.B88]-10" office:value-type="float" office:value="-374.75" calcext:value-type="float">
            <text:p>-374.75</text:p>
          </table:table-cell>
          <table:table-cell table:formula="of:=[.C87]-1" office:value-type="float" office:value="475.75" calcext:value-type="float">
            <text:p>47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89]-1" office:value-type="float" office:value="475.75" calcext:value-type="float">
            <text:p>475.75</text:p>
          </table:table-cell>
          <table:table-cell table:formula="of:=[.B89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86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90]" office:value-type="float" office:value="475.75" calcext:value-type="float">
            <text:p>475.75</text:p>
          </table:table-cell>
          <table:table-cell table:formula="of:=[.B88]" office:value-type="float" office:value="-364.75" calcext:value-type="float">
            <text:p>-364.75</text:p>
          </table:table-cell>
          <table:table-cell table:formula="of:=[.C89]-1" office:value-type="float" office:value="474.75" calcext:value-type="float">
            <text:p>47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91]-1" office:value-type="float" office:value="474.75" calcext:value-type="float">
            <text:p>474.75</text:p>
          </table:table-cell>
          <table:table-cell table:formula="of:=[.B91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88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92]" office:value-type="float" office:value="474.75" calcext:value-type="float">
            <text:p>474.75</text:p>
          </table:table-cell>
          <table:table-cell table:formula="of:=[.B90]" office:value-type="float" office:value="-374.75" calcext:value-type="float">
            <text:p>-374.75</text:p>
          </table:table-cell>
          <table:table-cell table:formula="of:=[.C91]-100" office:value-type="float" office:value="374.75" calcext:value-type="float">
            <text:p>374.75</text:p>
          </table:table-cell>
          <table:table-cell table:formula="of:=[.D5]" office:value-type="float" office:value="-34.75" calcext:value-type="float">
            <text:p>-3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93]-100" office:value-type="float" office:value="374.75" calcext:value-type="float">
            <text:p>374.75</text:p>
          </table:table-cell>
          <table:table-cell table:formula="of:=[.B6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93]-10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94]" office:value-type="float" office:value="374.75" calcext:value-type="float">
            <text:p>374.75</text:p>
          </table:table-cell>
          <table:table-cell table:formula="of:=[.B94]-10" office:value-type="float" office:value="-44.75" calcext:value-type="float">
            <text:p>-44.75</text:p>
          </table:table-cell>
          <table:table-cell table:formula="of:=[.C93]-1" office:value-type="float" office:value="373.75" calcext:value-type="float">
            <text:p>37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95]-1" office:value-type="float" office:value="373.75" calcext:value-type="float">
            <text:p>373.75</text:p>
          </table:table-cell>
          <table:table-cell table:formula="of:=[.B95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93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96]" office:value-type="float" office:value="373.75" calcext:value-type="float">
            <text:p>373.75</text:p>
          </table:table-cell>
          <table:table-cell table:formula="of:=[.B94]" office:value-type="float" office:value="-34.75" calcext:value-type="float">
            <text:p>-34.75</text:p>
          </table:table-cell>
          <table:table-cell table:formula="of:=[.C95]-1" office:value-type="float" office:value="372.75" calcext:value-type="float">
            <text:p>37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97]-1" office:value-type="float" office:value="372.75" calcext:value-type="float">
            <text:p>372.75</text:p>
          </table:table-cell>
          <table:table-cell table:formula="of:=[.B97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94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98]" office:value-type="float" office:value="372.75" calcext:value-type="float">
            <text:p>372.75</text:p>
          </table:table-cell>
          <table:table-cell table:formula="of:=[.B98]-10" office:value-type="float" office:value="-44.75" calcext:value-type="float">
            <text:p>-44.75</text:p>
          </table:table-cell>
          <table:table-cell table:formula="of:=[.C97]-1" office:value-type="float" office:value="371.75" calcext:value-type="float">
            <text:p>37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99]-1" office:value-type="float" office:value="371.75" calcext:value-type="float">
            <text:p>371.75</text:p>
          </table:table-cell>
          <table:table-cell table:formula="of:=[.B99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96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00]" office:value-type="float" office:value="371.75" calcext:value-type="float">
            <text:p>371.75</text:p>
          </table:table-cell>
          <table:table-cell table:formula="of:=[.B98]" office:value-type="float" office:value="-34.75" calcext:value-type="float">
            <text:p>-34.75</text:p>
          </table:table-cell>
          <table:table-cell table:formula="of:=[.C99]-1" office:value-type="float" office:value="370.75" calcext:value-type="float">
            <text:p>37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01]-1" office:value-type="float" office:value="370.75" calcext:value-type="float">
            <text:p>370.75</text:p>
          </table:table-cell>
          <table:table-cell table:formula="of:=[.B101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98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02]" office:value-type="float" office:value="370.75" calcext:value-type="float">
            <text:p>370.75</text:p>
          </table:table-cell>
          <table:table-cell table:formula="of:=[.B102]-10" office:value-type="float" office:value="-44.75" calcext:value-type="float">
            <text:p>-44.75</text:p>
          </table:table-cell>
          <table:table-cell table:formula="of:=[.C101]-1" office:value-type="float" office:value="369.75" calcext:value-type="float">
            <text:p>36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03]-1" office:value-type="float" office:value="369.75" calcext:value-type="float">
            <text:p>369.75</text:p>
          </table:table-cell>
          <table:table-cell table:formula="of:=[.B103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00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04]" office:value-type="float" office:value="369.75" calcext:value-type="float">
            <text:p>369.75</text:p>
          </table:table-cell>
          <table:table-cell table:formula="of:=[.B102]" office:value-type="float" office:value="-34.75" calcext:value-type="float">
            <text:p>-34.75</text:p>
          </table:table-cell>
          <table:table-cell table:formula="of:=[.C103]-1" office:value-type="float" office:value="368.75" calcext:value-type="float">
            <text:p>36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05]-1" office:value-type="float" office:value="368.75" calcext:value-type="float">
            <text:p>368.75</text:p>
          </table:table-cell>
          <table:table-cell table:formula="of:=[.B105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02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06]" office:value-type="float" office:value="368.75" calcext:value-type="float">
            <text:p>368.75</text:p>
          </table:table-cell>
          <table:table-cell table:formula="of:=[.B106]-10" office:value-type="float" office:value="-44.75" calcext:value-type="float">
            <text:p>-44.75</text:p>
          </table:table-cell>
          <table:table-cell table:formula="of:=[.C105]-1" office:value-type="float" office:value="367.75" calcext:value-type="float">
            <text:p>36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07]-1" office:value-type="float" office:value="367.75" calcext:value-type="float">
            <text:p>367.75</text:p>
          </table:table-cell>
          <table:table-cell table:formula="of:=[.B107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04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08]" office:value-type="float" office:value="367.75" calcext:value-type="float">
            <text:p>367.75</text:p>
          </table:table-cell>
          <table:table-cell table:formula="of:=[.B106]" office:value-type="float" office:value="-34.75" calcext:value-type="float">
            <text:p>-34.75</text:p>
          </table:table-cell>
          <table:table-cell table:formula="of:=[.C107]-1" office:value-type="float" office:value="366.75" calcext:value-type="float">
            <text:p>36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09]-1" office:value-type="float" office:value="366.75" calcext:value-type="float">
            <text:p>366.75</text:p>
          </table:table-cell>
          <table:table-cell table:formula="of:=[.B109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06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10]" office:value-type="float" office:value="366.75" calcext:value-type="float">
            <text:p>366.75</text:p>
          </table:table-cell>
          <table:table-cell table:formula="of:=[.B110]-10" office:value-type="float" office:value="-44.75" calcext:value-type="float">
            <text:p>-44.75</text:p>
          </table:table-cell>
          <table:table-cell table:formula="of:=[.C109]-1" office:value-type="float" office:value="365.75" calcext:value-type="float">
            <text:p>36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11]-1" office:value-type="float" office:value="365.75" calcext:value-type="float">
            <text:p>365.75</text:p>
          </table:table-cell>
          <table:table-cell table:formula="of:=[.B111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08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12]" office:value-type="float" office:value="365.75" calcext:value-type="float">
            <text:p>365.75</text:p>
          </table:table-cell>
          <table:table-cell table:formula="of:=[.B110]" office:value-type="float" office:value="-34.75" calcext:value-type="float">
            <text:p>-34.75</text:p>
          </table:table-cell>
          <table:table-cell table:formula="of:=[.C111]-1" office:value-type="float" office:value="364.75" calcext:value-type="float">
            <text:p>36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13]-1" office:value-type="float" office:value="364.75" calcext:value-type="float">
            <text:p>364.75</text:p>
          </table:table-cell>
          <table:table-cell table:formula="of:=[.B113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10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14]" office:value-type="float" office:value="364.75" calcext:value-type="float">
            <text:p>364.75</text:p>
          </table:table-cell>
          <table:table-cell table:formula="of:=[.B112]" office:value-type="float" office:value="-44.75" calcext:value-type="float">
            <text:p>-44.75</text:p>
          </table:table-cell>
          <table:table-cell table:formula="of:=[.C93]" office:value-type="float" office:value="374.75" calcext:value-type="float">
            <text:p>374.75</text:p>
          </table:table-cell>
          <table:table-cell table:formula="of:=[.D114]-100" office:value-type="float" office:value="-144.75" calcext:value-type="float">
            <text:p>-14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94]" office:value-type="float" office:value="374.75" calcext:value-type="float">
            <text:p>374.75</text:p>
          </table:table-cell>
          <table:table-cell table:formula="of:=[.B115]-100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115]-10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16]" office:value-type="float" office:value="374.75" calcext:value-type="float">
            <text:p>374.75</text:p>
          </table:table-cell>
          <table:table-cell table:formula="of:=[.B116]-10" office:value-type="float" office:value="-154.75" calcext:value-type="float">
            <text:p>-154.75</text:p>
          </table:table-cell>
          <table:table-cell table:formula="of:=[.C115]-1" office:value-type="float" office:value="373.75" calcext:value-type="float">
            <text:p>37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17]-1" office:value-type="float" office:value="373.75" calcext:value-type="float">
            <text:p>373.75</text:p>
          </table:table-cell>
          <table:table-cell table:formula="of:=[.B117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115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18]" office:value-type="float" office:value="373.75" calcext:value-type="float">
            <text:p>373.75</text:p>
          </table:table-cell>
          <table:table-cell table:formula="of:=[.B116]" office:value-type="float" office:value="-144.75" calcext:value-type="float">
            <text:p>-144.75</text:p>
          </table:table-cell>
          <table:table-cell table:formula="of:=[.C117]-1" office:value-type="float" office:value="372.75" calcext:value-type="float">
            <text:p>37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19]-1" office:value-type="float" office:value="372.75" calcext:value-type="float">
            <text:p>372.75</text:p>
          </table:table-cell>
          <table:table-cell table:formula="of:=[.B119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116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20]" office:value-type="float" office:value="372.75" calcext:value-type="float">
            <text:p>372.75</text:p>
          </table:table-cell>
          <table:table-cell table:formula="of:=[.B120]-10" office:value-type="float" office:value="-154.75" calcext:value-type="float">
            <text:p>-154.75</text:p>
          </table:table-cell>
          <table:table-cell table:formula="of:=[.C119]-1" office:value-type="float" office:value="371.75" calcext:value-type="float">
            <text:p>37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21]-1" office:value-type="float" office:value="371.75" calcext:value-type="float">
            <text:p>371.75</text:p>
          </table:table-cell>
          <table:table-cell table:formula="of:=[.B121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118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22]" office:value-type="float" office:value="371.75" calcext:value-type="float">
            <text:p>371.75</text:p>
          </table:table-cell>
          <table:table-cell table:formula="of:=[.B120]" office:value-type="float" office:value="-144.75" calcext:value-type="float">
            <text:p>-144.75</text:p>
          </table:table-cell>
          <table:table-cell table:formula="of:=[.C121]-1" office:value-type="float" office:value="370.75" calcext:value-type="float">
            <text:p>37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23]-1" office:value-type="float" office:value="370.75" calcext:value-type="float">
            <text:p>370.75</text:p>
          </table:table-cell>
          <table:table-cell table:formula="of:=[.B123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120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24]" office:value-type="float" office:value="370.75" calcext:value-type="float">
            <text:p>370.75</text:p>
          </table:table-cell>
          <table:table-cell table:formula="of:=[.B124]-10" office:value-type="float" office:value="-154.75" calcext:value-type="float">
            <text:p>-154.75</text:p>
          </table:table-cell>
          <table:table-cell table:formula="of:=[.C123]-1" office:value-type="float" office:value="369.75" calcext:value-type="float">
            <text:p>36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25]-1" office:value-type="float" office:value="369.75" calcext:value-type="float">
            <text:p>369.75</text:p>
          </table:table-cell>
          <table:table-cell table:formula="of:=[.B125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122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26]" office:value-type="float" office:value="369.75" calcext:value-type="float">
            <text:p>369.75</text:p>
          </table:table-cell>
          <table:table-cell table:formula="of:=[.B124]" office:value-type="float" office:value="-144.75" calcext:value-type="float">
            <text:p>-144.75</text:p>
          </table:table-cell>
          <table:table-cell table:formula="of:=[.C125]-1" office:value-type="float" office:value="368.75" calcext:value-type="float">
            <text:p>36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27]-1" office:value-type="float" office:value="368.75" calcext:value-type="float">
            <text:p>368.75</text:p>
          </table:table-cell>
          <table:table-cell table:formula="of:=[.B127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124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28]" office:value-type="float" office:value="368.75" calcext:value-type="float">
            <text:p>368.75</text:p>
          </table:table-cell>
          <table:table-cell table:formula="of:=[.B128]-10" office:value-type="float" office:value="-154.75" calcext:value-type="float">
            <text:p>-154.75</text:p>
          </table:table-cell>
          <table:table-cell table:formula="of:=[.C127]-1" office:value-type="float" office:value="367.75" calcext:value-type="float">
            <text:p>36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29]-1" office:value-type="float" office:value="367.75" calcext:value-type="float">
            <text:p>367.75</text:p>
          </table:table-cell>
          <table:table-cell table:formula="of:=[.B129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126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30]" office:value-type="float" office:value="367.75" calcext:value-type="float">
            <text:p>367.75</text:p>
          </table:table-cell>
          <table:table-cell table:formula="of:=[.B128]" office:value-type="float" office:value="-144.75" calcext:value-type="float">
            <text:p>-144.75</text:p>
          </table:table-cell>
          <table:table-cell table:formula="of:=[.C129]-1" office:value-type="float" office:value="366.75" calcext:value-type="float">
            <text:p>36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31]-1" office:value-type="float" office:value="366.75" calcext:value-type="float">
            <text:p>366.75</text:p>
          </table:table-cell>
          <table:table-cell table:formula="of:=[.B131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128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32]" office:value-type="float" office:value="366.75" calcext:value-type="float">
            <text:p>366.75</text:p>
          </table:table-cell>
          <table:table-cell table:formula="of:=[.B132]-10" office:value-type="float" office:value="-154.75" calcext:value-type="float">
            <text:p>-154.75</text:p>
          </table:table-cell>
          <table:table-cell table:formula="of:=[.C131]-1" office:value-type="float" office:value="365.75" calcext:value-type="float">
            <text:p>36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33]-1" office:value-type="float" office:value="365.75" calcext:value-type="float">
            <text:p>365.75</text:p>
          </table:table-cell>
          <table:table-cell table:formula="of:=[.B133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130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34]" office:value-type="float" office:value="365.75" calcext:value-type="float">
            <text:p>365.75</text:p>
          </table:table-cell>
          <table:table-cell table:formula="of:=[.B132]" office:value-type="float" office:value="-144.75" calcext:value-type="float">
            <text:p>-144.75</text:p>
          </table:table-cell>
          <table:table-cell table:formula="of:=[.C133]-1" office:value-type="float" office:value="364.75" calcext:value-type="float">
            <text:p>36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35]-1" office:value-type="float" office:value="364.75" calcext:value-type="float">
            <text:p>364.75</text:p>
          </table:table-cell>
          <table:table-cell table:formula="of:=[.B135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132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36]" office:value-type="float" office:value="364.75" calcext:value-type="float">
            <text:p>364.75</text:p>
          </table:table-cell>
          <table:table-cell table:formula="of:=[.B134]" office:value-type="float" office:value="-154.75" calcext:value-type="float">
            <text:p>-154.75</text:p>
          </table:table-cell>
          <table:table-cell table:formula="of:=[.C115]" office:value-type="float" office:value="374.75" calcext:value-type="float">
            <text:p>374.75</text:p>
          </table:table-cell>
          <table:table-cell table:formula="of:=[.D136]-100" office:value-type="float" office:value="-254.75" calcext:value-type="float">
            <text:p>-25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16]" office:value-type="float" office:value="374.75" calcext:value-type="float">
            <text:p>374.75</text:p>
          </table:table-cell>
          <table:table-cell table:formula="of:=[.B137]-100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137]-10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38]" office:value-type="float" office:value="374.75" calcext:value-type="float">
            <text:p>374.75</text:p>
          </table:table-cell>
          <table:table-cell table:formula="of:=[.B138]-10" office:value-type="float" office:value="-264.75" calcext:value-type="float">
            <text:p>-264.75</text:p>
          </table:table-cell>
          <table:table-cell table:formula="of:=[.C137]-1" office:value-type="float" office:value="373.75" calcext:value-type="float">
            <text:p>37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39]-1" office:value-type="float" office:value="373.75" calcext:value-type="float">
            <text:p>373.75</text:p>
          </table:table-cell>
          <table:table-cell table:formula="of:=[.B139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137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40]" office:value-type="float" office:value="373.75" calcext:value-type="float">
            <text:p>373.75</text:p>
          </table:table-cell>
          <table:table-cell table:formula="of:=[.B138]" office:value-type="float" office:value="-254.75" calcext:value-type="float">
            <text:p>-254.75</text:p>
          </table:table-cell>
          <table:table-cell table:formula="of:=[.C139]-1" office:value-type="float" office:value="372.75" calcext:value-type="float">
            <text:p>37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41]-1" office:value-type="float" office:value="372.75" calcext:value-type="float">
            <text:p>372.75</text:p>
          </table:table-cell>
          <table:table-cell table:formula="of:=[.B141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138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42]" office:value-type="float" office:value="372.75" calcext:value-type="float">
            <text:p>372.75</text:p>
          </table:table-cell>
          <table:table-cell table:formula="of:=[.B142]-10" office:value-type="float" office:value="-264.75" calcext:value-type="float">
            <text:p>-264.75</text:p>
          </table:table-cell>
          <table:table-cell table:formula="of:=[.C141]-1" office:value-type="float" office:value="371.75" calcext:value-type="float">
            <text:p>37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43]-1" office:value-type="float" office:value="371.75" calcext:value-type="float">
            <text:p>371.75</text:p>
          </table:table-cell>
          <table:table-cell table:formula="of:=[.B143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140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44]" office:value-type="float" office:value="371.75" calcext:value-type="float">
            <text:p>371.75</text:p>
          </table:table-cell>
          <table:table-cell table:formula="of:=[.B142]" office:value-type="float" office:value="-254.75" calcext:value-type="float">
            <text:p>-254.75</text:p>
          </table:table-cell>
          <table:table-cell table:formula="of:=[.C143]-1" office:value-type="float" office:value="370.75" calcext:value-type="float">
            <text:p>37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45]-1" office:value-type="float" office:value="370.75" calcext:value-type="float">
            <text:p>370.75</text:p>
          </table:table-cell>
          <table:table-cell table:formula="of:=[.B145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142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46]" office:value-type="float" office:value="370.75" calcext:value-type="float">
            <text:p>370.75</text:p>
          </table:table-cell>
          <table:table-cell table:formula="of:=[.B146]-10" office:value-type="float" office:value="-264.75" calcext:value-type="float">
            <text:p>-264.75</text:p>
          </table:table-cell>
          <table:table-cell table:formula="of:=[.C145]-1" office:value-type="float" office:value="369.75" calcext:value-type="float">
            <text:p>36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47]-1" office:value-type="float" office:value="369.75" calcext:value-type="float">
            <text:p>369.75</text:p>
          </table:table-cell>
          <table:table-cell table:formula="of:=[.B147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144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48]" office:value-type="float" office:value="369.75" calcext:value-type="float">
            <text:p>369.75</text:p>
          </table:table-cell>
          <table:table-cell table:formula="of:=[.B146]" office:value-type="float" office:value="-254.75" calcext:value-type="float">
            <text:p>-254.75</text:p>
          </table:table-cell>
          <table:table-cell table:formula="of:=[.C147]-1" office:value-type="float" office:value="368.75" calcext:value-type="float">
            <text:p>36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49]-1" office:value-type="float" office:value="368.75" calcext:value-type="float">
            <text:p>368.75</text:p>
          </table:table-cell>
          <table:table-cell table:formula="of:=[.B149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146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50]" office:value-type="float" office:value="368.75" calcext:value-type="float">
            <text:p>368.75</text:p>
          </table:table-cell>
          <table:table-cell table:formula="of:=[.B150]-10" office:value-type="float" office:value="-264.75" calcext:value-type="float">
            <text:p>-264.75</text:p>
          </table:table-cell>
          <table:table-cell table:formula="of:=[.C149]-1" office:value-type="float" office:value="367.75" calcext:value-type="float">
            <text:p>36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51]-1" office:value-type="float" office:value="367.75" calcext:value-type="float">
            <text:p>367.75</text:p>
          </table:table-cell>
          <table:table-cell table:formula="of:=[.B151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148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52]" office:value-type="float" office:value="367.75" calcext:value-type="float">
            <text:p>367.75</text:p>
          </table:table-cell>
          <table:table-cell table:formula="of:=[.B150]" office:value-type="float" office:value="-254.75" calcext:value-type="float">
            <text:p>-254.75</text:p>
          </table:table-cell>
          <table:table-cell table:formula="of:=[.C151]-1" office:value-type="float" office:value="366.75" calcext:value-type="float">
            <text:p>36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53]-1" office:value-type="float" office:value="366.75" calcext:value-type="float">
            <text:p>366.75</text:p>
          </table:table-cell>
          <table:table-cell table:formula="of:=[.B153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150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54]" office:value-type="float" office:value="366.75" calcext:value-type="float">
            <text:p>366.75</text:p>
          </table:table-cell>
          <table:table-cell table:formula="of:=[.B154]-10" office:value-type="float" office:value="-264.75" calcext:value-type="float">
            <text:p>-264.75</text:p>
          </table:table-cell>
          <table:table-cell table:formula="of:=[.C153]-1" office:value-type="float" office:value="365.75" calcext:value-type="float">
            <text:p>36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55]-1" office:value-type="float" office:value="365.75" calcext:value-type="float">
            <text:p>365.75</text:p>
          </table:table-cell>
          <table:table-cell table:formula="of:=[.B155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152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56]" office:value-type="float" office:value="365.75" calcext:value-type="float">
            <text:p>365.75</text:p>
          </table:table-cell>
          <table:table-cell table:formula="of:=[.B154]" office:value-type="float" office:value="-254.75" calcext:value-type="float">
            <text:p>-254.75</text:p>
          </table:table-cell>
          <table:table-cell table:formula="of:=[.C155]-1" office:value-type="float" office:value="364.75" calcext:value-type="float">
            <text:p>36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57]-1" office:value-type="float" office:value="364.75" calcext:value-type="float">
            <text:p>364.75</text:p>
          </table:table-cell>
          <table:table-cell table:formula="of:=[.B157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154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58]" office:value-type="float" office:value="364.75" calcext:value-type="float">
            <text:p>364.75</text:p>
          </table:table-cell>
          <table:table-cell table:formula="of:=[.B156]" office:value-type="float" office:value="-264.75" calcext:value-type="float">
            <text:p>-264.75</text:p>
          </table:table-cell>
          <table:table-cell table:formula="of:=[.C137]" office:value-type="float" office:value="374.75" calcext:value-type="float">
            <text:p>374.75</text:p>
          </table:table-cell>
          <table:table-cell table:formula="of:=[.D158]-100" office:value-type="float" office:value="-364.75" calcext:value-type="float">
            <text:p>-36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38]" office:value-type="float" office:value="374.75" calcext:value-type="float">
            <text:p>374.75</text:p>
          </table:table-cell>
          <table:table-cell table:formula="of:=[.B159]-100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159]-10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60]" office:value-type="float" office:value="374.75" calcext:value-type="float">
            <text:p>374.75</text:p>
          </table:table-cell>
          <table:table-cell table:formula="of:=[.B160]-10" office:value-type="float" office:value="-374.75" calcext:value-type="float">
            <text:p>-374.75</text:p>
          </table:table-cell>
          <table:table-cell table:formula="of:=[.C159]-1" office:value-type="float" office:value="373.75" calcext:value-type="float">
            <text:p>37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61]-1" office:value-type="float" office:value="373.75" calcext:value-type="float">
            <text:p>373.75</text:p>
          </table:table-cell>
          <table:table-cell table:formula="of:=[.B161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159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62]" office:value-type="float" office:value="373.75" calcext:value-type="float">
            <text:p>373.75</text:p>
          </table:table-cell>
          <table:table-cell table:formula="of:=[.B160]" office:value-type="float" office:value="-364.75" calcext:value-type="float">
            <text:p>-364.75</text:p>
          </table:table-cell>
          <table:table-cell table:formula="of:=[.C161]-1" office:value-type="float" office:value="372.75" calcext:value-type="float">
            <text:p>37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63]-1" office:value-type="float" office:value="372.75" calcext:value-type="float">
            <text:p>372.75</text:p>
          </table:table-cell>
          <table:table-cell table:formula="of:=[.B163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160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64]" office:value-type="float" office:value="372.75" calcext:value-type="float">
            <text:p>372.75</text:p>
          </table:table-cell>
          <table:table-cell table:formula="of:=[.B164]-10" office:value-type="float" office:value="-374.75" calcext:value-type="float">
            <text:p>-374.75</text:p>
          </table:table-cell>
          <table:table-cell table:formula="of:=[.C163]-1" office:value-type="float" office:value="371.75" calcext:value-type="float">
            <text:p>37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65]-1" office:value-type="float" office:value="371.75" calcext:value-type="float">
            <text:p>371.75</text:p>
          </table:table-cell>
          <table:table-cell table:formula="of:=[.B165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162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66]" office:value-type="float" office:value="371.75" calcext:value-type="float">
            <text:p>371.75</text:p>
          </table:table-cell>
          <table:table-cell table:formula="of:=[.B164]" office:value-type="float" office:value="-364.75" calcext:value-type="float">
            <text:p>-364.75</text:p>
          </table:table-cell>
          <table:table-cell table:formula="of:=[.C165]-1" office:value-type="float" office:value="370.75" calcext:value-type="float">
            <text:p>37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67]-1" office:value-type="float" office:value="370.75" calcext:value-type="float">
            <text:p>370.75</text:p>
          </table:table-cell>
          <table:table-cell table:formula="of:=[.B167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164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68]" office:value-type="float" office:value="370.75" calcext:value-type="float">
            <text:p>370.75</text:p>
          </table:table-cell>
          <table:table-cell table:formula="of:=[.B168]-10" office:value-type="float" office:value="-374.75" calcext:value-type="float">
            <text:p>-374.75</text:p>
          </table:table-cell>
          <table:table-cell table:formula="of:=[.C167]-1" office:value-type="float" office:value="369.75" calcext:value-type="float">
            <text:p>36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69]-1" office:value-type="float" office:value="369.75" calcext:value-type="float">
            <text:p>369.75</text:p>
          </table:table-cell>
          <table:table-cell table:formula="of:=[.B169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166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70]" office:value-type="float" office:value="369.75" calcext:value-type="float">
            <text:p>369.75</text:p>
          </table:table-cell>
          <table:table-cell table:formula="of:=[.B168]" office:value-type="float" office:value="-364.75" calcext:value-type="float">
            <text:p>-364.75</text:p>
          </table:table-cell>
          <table:table-cell table:formula="of:=[.C169]-1" office:value-type="float" office:value="368.75" calcext:value-type="float">
            <text:p>36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71]-1" office:value-type="float" office:value="368.75" calcext:value-type="float">
            <text:p>368.75</text:p>
          </table:table-cell>
          <table:table-cell table:formula="of:=[.B171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168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72]" office:value-type="float" office:value="368.75" calcext:value-type="float">
            <text:p>368.75</text:p>
          </table:table-cell>
          <table:table-cell table:formula="of:=[.B172]-10" office:value-type="float" office:value="-374.75" calcext:value-type="float">
            <text:p>-374.75</text:p>
          </table:table-cell>
          <table:table-cell table:formula="of:=[.C171]-1" office:value-type="float" office:value="367.75" calcext:value-type="float">
            <text:p>36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73]-1" office:value-type="float" office:value="367.75" calcext:value-type="float">
            <text:p>367.75</text:p>
          </table:table-cell>
          <table:table-cell table:formula="of:=[.B173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170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74]" office:value-type="float" office:value="367.75" calcext:value-type="float">
            <text:p>367.75</text:p>
          </table:table-cell>
          <table:table-cell table:formula="of:=[.B172]" office:value-type="float" office:value="-364.75" calcext:value-type="float">
            <text:p>-364.75</text:p>
          </table:table-cell>
          <table:table-cell table:formula="of:=[.C173]-1" office:value-type="float" office:value="366.75" calcext:value-type="float">
            <text:p>36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75]-1" office:value-type="float" office:value="366.75" calcext:value-type="float">
            <text:p>366.75</text:p>
          </table:table-cell>
          <table:table-cell table:formula="of:=[.B175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172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76]" office:value-type="float" office:value="366.75" calcext:value-type="float">
            <text:p>366.75</text:p>
          </table:table-cell>
          <table:table-cell table:formula="of:=[.B176]-10" office:value-type="float" office:value="-374.75" calcext:value-type="float">
            <text:p>-374.75</text:p>
          </table:table-cell>
          <table:table-cell table:formula="of:=[.C175]-1" office:value-type="float" office:value="365.75" calcext:value-type="float">
            <text:p>36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77]-1" office:value-type="float" office:value="365.75" calcext:value-type="float">
            <text:p>365.75</text:p>
          </table:table-cell>
          <table:table-cell table:formula="of:=[.B177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174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78]" office:value-type="float" office:value="365.75" calcext:value-type="float">
            <text:p>365.75</text:p>
          </table:table-cell>
          <table:table-cell table:formula="of:=[.B176]" office:value-type="float" office:value="-364.75" calcext:value-type="float">
            <text:p>-364.75</text:p>
          </table:table-cell>
          <table:table-cell table:formula="of:=[.C177]-1" office:value-type="float" office:value="364.75" calcext:value-type="float">
            <text:p>36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79]-1" office:value-type="float" office:value="364.75" calcext:value-type="float">
            <text:p>364.75</text:p>
          </table:table-cell>
          <table:table-cell table:formula="of:=[.B179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176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80]" office:value-type="float" office:value="364.75" calcext:value-type="float">
            <text:p>364.75</text:p>
          </table:table-cell>
          <table:table-cell table:formula="of:=[.B178]" office:value-type="float" office:value="-374.75" calcext:value-type="float">
            <text:p>-374.75</text:p>
          </table:table-cell>
          <table:table-cell table:formula="of:=[.C179]-100" office:value-type="float" office:value="264.75" calcext:value-type="float">
            <text:p>264.75</text:p>
          </table:table-cell>
          <table:table-cell table:formula="of:=[.D93]" office:value-type="float" office:value="-34.75" calcext:value-type="float">
            <text:p>-3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81]-100" office:value-type="float" office:value="264.75" calcext:value-type="float">
            <text:p>264.75</text:p>
          </table:table-cell>
          <table:table-cell table:formula="of:=[.B94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81]-10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82]" office:value-type="float" office:value="264.75" calcext:value-type="float">
            <text:p>264.75</text:p>
          </table:table-cell>
          <table:table-cell table:formula="of:=[.B182]-10" office:value-type="float" office:value="-44.75" calcext:value-type="float">
            <text:p>-44.75</text:p>
          </table:table-cell>
          <table:table-cell table:formula="of:=[.C181]-1" office:value-type="float" office:value="263.75" calcext:value-type="float">
            <text:p>26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83]-1" office:value-type="float" office:value="263.75" calcext:value-type="float">
            <text:p>263.75</text:p>
          </table:table-cell>
          <table:table-cell table:formula="of:=[.B183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81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84]" office:value-type="float" office:value="263.75" calcext:value-type="float">
            <text:p>263.75</text:p>
          </table:table-cell>
          <table:table-cell table:formula="of:=[.B182]" office:value-type="float" office:value="-34.75" calcext:value-type="float">
            <text:p>-34.75</text:p>
          </table:table-cell>
          <table:table-cell table:formula="of:=[.C183]-1" office:value-type="float" office:value="262.75" calcext:value-type="float">
            <text:p>26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85]-1" office:value-type="float" office:value="262.75" calcext:value-type="float">
            <text:p>262.75</text:p>
          </table:table-cell>
          <table:table-cell table:formula="of:=[.B185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82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86]" office:value-type="float" office:value="262.75" calcext:value-type="float">
            <text:p>262.75</text:p>
          </table:table-cell>
          <table:table-cell table:formula="of:=[.B186]-10" office:value-type="float" office:value="-44.75" calcext:value-type="float">
            <text:p>-44.75</text:p>
          </table:table-cell>
          <table:table-cell table:formula="of:=[.C185]-1" office:value-type="float" office:value="261.75" calcext:value-type="float">
            <text:p>26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87]-1" office:value-type="float" office:value="261.75" calcext:value-type="float">
            <text:p>261.75</text:p>
          </table:table-cell>
          <table:table-cell table:formula="of:=[.B187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84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88]" office:value-type="float" office:value="261.75" calcext:value-type="float">
            <text:p>261.75</text:p>
          </table:table-cell>
          <table:table-cell table:formula="of:=[.B186]" office:value-type="float" office:value="-34.75" calcext:value-type="float">
            <text:p>-34.75</text:p>
          </table:table-cell>
          <table:table-cell table:formula="of:=[.C187]-1" office:value-type="float" office:value="260.75" calcext:value-type="float">
            <text:p>26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89]-1" office:value-type="float" office:value="260.75" calcext:value-type="float">
            <text:p>260.75</text:p>
          </table:table-cell>
          <table:table-cell table:formula="of:=[.B189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86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90]" office:value-type="float" office:value="260.75" calcext:value-type="float">
            <text:p>260.75</text:p>
          </table:table-cell>
          <table:table-cell table:formula="of:=[.B190]-10" office:value-type="float" office:value="-44.75" calcext:value-type="float">
            <text:p>-44.75</text:p>
          </table:table-cell>
          <table:table-cell table:formula="of:=[.C189]-1" office:value-type="float" office:value="259.75" calcext:value-type="float">
            <text:p>25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91]-1" office:value-type="float" office:value="259.75" calcext:value-type="float">
            <text:p>259.75</text:p>
          </table:table-cell>
          <table:table-cell table:formula="of:=[.B191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88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92]" office:value-type="float" office:value="259.75" calcext:value-type="float">
            <text:p>259.75</text:p>
          </table:table-cell>
          <table:table-cell table:formula="of:=[.B190]" office:value-type="float" office:value="-34.75" calcext:value-type="float">
            <text:p>-34.75</text:p>
          </table:table-cell>
          <table:table-cell table:formula="of:=[.C191]-1" office:value-type="float" office:value="258.75" calcext:value-type="float">
            <text:p>25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93]-1" office:value-type="float" office:value="258.75" calcext:value-type="float">
            <text:p>258.75</text:p>
          </table:table-cell>
          <table:table-cell table:formula="of:=[.B193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90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94]" office:value-type="float" office:value="258.75" calcext:value-type="float">
            <text:p>258.75</text:p>
          </table:table-cell>
          <table:table-cell table:formula="of:=[.B194]-10" office:value-type="float" office:value="-44.75" calcext:value-type="float">
            <text:p>-44.75</text:p>
          </table:table-cell>
          <table:table-cell table:formula="of:=[.C193]-1" office:value-type="float" office:value="257.75" calcext:value-type="float">
            <text:p>25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95]-1" office:value-type="float" office:value="257.75" calcext:value-type="float">
            <text:p>257.75</text:p>
          </table:table-cell>
          <table:table-cell table:formula="of:=[.B195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92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96]" office:value-type="float" office:value="257.75" calcext:value-type="float">
            <text:p>257.75</text:p>
          </table:table-cell>
          <table:table-cell table:formula="of:=[.B194]" office:value-type="float" office:value="-34.75" calcext:value-type="float">
            <text:p>-34.75</text:p>
          </table:table-cell>
          <table:table-cell table:formula="of:=[.C195]-1" office:value-type="float" office:value="256.75" calcext:value-type="float">
            <text:p>25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97]-1" office:value-type="float" office:value="256.75" calcext:value-type="float">
            <text:p>256.75</text:p>
          </table:table-cell>
          <table:table-cell table:formula="of:=[.B197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94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198]" office:value-type="float" office:value="256.75" calcext:value-type="float">
            <text:p>256.75</text:p>
          </table:table-cell>
          <table:table-cell table:formula="of:=[.B198]-10" office:value-type="float" office:value="-44.75" calcext:value-type="float">
            <text:p>-44.75</text:p>
          </table:table-cell>
          <table:table-cell table:formula="of:=[.C197]-1" office:value-type="float" office:value="255.75" calcext:value-type="float">
            <text:p>25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99]-1" office:value-type="float" office:value="255.75" calcext:value-type="float">
            <text:p>255.75</text:p>
          </table:table-cell>
          <table:table-cell table:formula="of:=[.B199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196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00]" office:value-type="float" office:value="255.75" calcext:value-type="float">
            <text:p>255.75</text:p>
          </table:table-cell>
          <table:table-cell table:formula="of:=[.B198]" office:value-type="float" office:value="-34.75" calcext:value-type="float">
            <text:p>-34.75</text:p>
          </table:table-cell>
          <table:table-cell table:formula="of:=[.C199]-1" office:value-type="float" office:value="254.75" calcext:value-type="float">
            <text:p>25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01]-1" office:value-type="float" office:value="254.75" calcext:value-type="float">
            <text:p>254.75</text:p>
          </table:table-cell>
          <table:table-cell table:formula="of:=[.B201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198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02]" office:value-type="float" office:value="254.75" calcext:value-type="float">
            <text:p>254.75</text:p>
          </table:table-cell>
          <table:table-cell table:formula="of:=[.B200]" office:value-type="float" office:value="-44.75" calcext:value-type="float">
            <text:p>-44.75</text:p>
          </table:table-cell>
          <table:table-cell table:formula="of:=[.C181]" office:value-type="float" office:value="264.75" calcext:value-type="float">
            <text:p>264.75</text:p>
          </table:table-cell>
          <table:table-cell table:formula="of:=[.D202]-100" office:value-type="float" office:value="-144.75" calcext:value-type="float">
            <text:p>-14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182]" office:value-type="float" office:value="264.75" calcext:value-type="float">
            <text:p>264.75</text:p>
          </table:table-cell>
          <table:table-cell table:formula="of:=[.B203]-100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03]-10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04]" office:value-type="float" office:value="264.75" calcext:value-type="float">
            <text:p>264.75</text:p>
          </table:table-cell>
          <table:table-cell table:formula="of:=[.B204]-10" office:value-type="float" office:value="-154.75" calcext:value-type="float">
            <text:p>-154.75</text:p>
          </table:table-cell>
          <table:table-cell table:formula="of:=[.C203]-1" office:value-type="float" office:value="263.75" calcext:value-type="float">
            <text:p>26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05]-1" office:value-type="float" office:value="263.75" calcext:value-type="float">
            <text:p>263.75</text:p>
          </table:table-cell>
          <table:table-cell table:formula="of:=[.B205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203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06]" office:value-type="float" office:value="263.75" calcext:value-type="float">
            <text:p>263.75</text:p>
          </table:table-cell>
          <table:table-cell table:formula="of:=[.B204]" office:value-type="float" office:value="-144.75" calcext:value-type="float">
            <text:p>-144.75</text:p>
          </table:table-cell>
          <table:table-cell table:formula="of:=[.C205]-1" office:value-type="float" office:value="262.75" calcext:value-type="float">
            <text:p>26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07]-1" office:value-type="float" office:value="262.75" calcext:value-type="float">
            <text:p>262.75</text:p>
          </table:table-cell>
          <table:table-cell table:formula="of:=[.B207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04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08]" office:value-type="float" office:value="262.75" calcext:value-type="float">
            <text:p>262.75</text:p>
          </table:table-cell>
          <table:table-cell table:formula="of:=[.B208]-10" office:value-type="float" office:value="-154.75" calcext:value-type="float">
            <text:p>-154.75</text:p>
          </table:table-cell>
          <table:table-cell table:formula="of:=[.C207]-1" office:value-type="float" office:value="261.75" calcext:value-type="float">
            <text:p>26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09]-1" office:value-type="float" office:value="261.75" calcext:value-type="float">
            <text:p>261.75</text:p>
          </table:table-cell>
          <table:table-cell table:formula="of:=[.B209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206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10]" office:value-type="float" office:value="261.75" calcext:value-type="float">
            <text:p>261.75</text:p>
          </table:table-cell>
          <table:table-cell table:formula="of:=[.B208]" office:value-type="float" office:value="-144.75" calcext:value-type="float">
            <text:p>-144.75</text:p>
          </table:table-cell>
          <table:table-cell table:formula="of:=[.C209]-1" office:value-type="float" office:value="260.75" calcext:value-type="float">
            <text:p>26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11]-1" office:value-type="float" office:value="260.75" calcext:value-type="float">
            <text:p>260.75</text:p>
          </table:table-cell>
          <table:table-cell table:formula="of:=[.B211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08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12]" office:value-type="float" office:value="260.75" calcext:value-type="float">
            <text:p>260.75</text:p>
          </table:table-cell>
          <table:table-cell table:formula="of:=[.B212]-10" office:value-type="float" office:value="-154.75" calcext:value-type="float">
            <text:p>-154.75</text:p>
          </table:table-cell>
          <table:table-cell table:formula="of:=[.C211]-1" office:value-type="float" office:value="259.75" calcext:value-type="float">
            <text:p>25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13]-1" office:value-type="float" office:value="259.75" calcext:value-type="float">
            <text:p>259.75</text:p>
          </table:table-cell>
          <table:table-cell table:formula="of:=[.B213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210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14]" office:value-type="float" office:value="259.75" calcext:value-type="float">
            <text:p>259.75</text:p>
          </table:table-cell>
          <table:table-cell table:formula="of:=[.B212]" office:value-type="float" office:value="-144.75" calcext:value-type="float">
            <text:p>-144.75</text:p>
          </table:table-cell>
          <table:table-cell table:formula="of:=[.C213]-1" office:value-type="float" office:value="258.75" calcext:value-type="float">
            <text:p>25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15]-1" office:value-type="float" office:value="258.75" calcext:value-type="float">
            <text:p>258.75</text:p>
          </table:table-cell>
          <table:table-cell table:formula="of:=[.B215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12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16]" office:value-type="float" office:value="258.75" calcext:value-type="float">
            <text:p>258.75</text:p>
          </table:table-cell>
          <table:table-cell table:formula="of:=[.B216]-10" office:value-type="float" office:value="-154.75" calcext:value-type="float">
            <text:p>-154.75</text:p>
          </table:table-cell>
          <table:table-cell table:formula="of:=[.C215]-1" office:value-type="float" office:value="257.75" calcext:value-type="float">
            <text:p>25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17]-1" office:value-type="float" office:value="257.75" calcext:value-type="float">
            <text:p>257.75</text:p>
          </table:table-cell>
          <table:table-cell table:formula="of:=[.B217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214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18]" office:value-type="float" office:value="257.75" calcext:value-type="float">
            <text:p>257.75</text:p>
          </table:table-cell>
          <table:table-cell table:formula="of:=[.B216]" office:value-type="float" office:value="-144.75" calcext:value-type="float">
            <text:p>-144.75</text:p>
          </table:table-cell>
          <table:table-cell table:formula="of:=[.C217]-1" office:value-type="float" office:value="256.75" calcext:value-type="float">
            <text:p>25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19]-1" office:value-type="float" office:value="256.75" calcext:value-type="float">
            <text:p>256.75</text:p>
          </table:table-cell>
          <table:table-cell table:formula="of:=[.B219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16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20]" office:value-type="float" office:value="256.75" calcext:value-type="float">
            <text:p>256.75</text:p>
          </table:table-cell>
          <table:table-cell table:formula="of:=[.B220]-10" office:value-type="float" office:value="-154.75" calcext:value-type="float">
            <text:p>-154.75</text:p>
          </table:table-cell>
          <table:table-cell table:formula="of:=[.C219]-1" office:value-type="float" office:value="255.75" calcext:value-type="float">
            <text:p>25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21]-1" office:value-type="float" office:value="255.75" calcext:value-type="float">
            <text:p>255.75</text:p>
          </table:table-cell>
          <table:table-cell table:formula="of:=[.B221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218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22]" office:value-type="float" office:value="255.75" calcext:value-type="float">
            <text:p>255.75</text:p>
          </table:table-cell>
          <table:table-cell table:formula="of:=[.B220]" office:value-type="float" office:value="-144.75" calcext:value-type="float">
            <text:p>-144.75</text:p>
          </table:table-cell>
          <table:table-cell table:formula="of:=[.C221]-1" office:value-type="float" office:value="254.75" calcext:value-type="float">
            <text:p>25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23]-1" office:value-type="float" office:value="254.75" calcext:value-type="float">
            <text:p>254.75</text:p>
          </table:table-cell>
          <table:table-cell table:formula="of:=[.B223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20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24]" office:value-type="float" office:value="254.75" calcext:value-type="float">
            <text:p>254.75</text:p>
          </table:table-cell>
          <table:table-cell table:formula="of:=[.B222]" office:value-type="float" office:value="-154.75" calcext:value-type="float">
            <text:p>-154.75</text:p>
          </table:table-cell>
          <table:table-cell table:formula="of:=[.C203]" office:value-type="float" office:value="264.75" calcext:value-type="float">
            <text:p>264.75</text:p>
          </table:table-cell>
          <table:table-cell table:formula="of:=[.D224]-100" office:value-type="float" office:value="-254.75" calcext:value-type="float">
            <text:p>-25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04]" office:value-type="float" office:value="264.75" calcext:value-type="float">
            <text:p>264.75</text:p>
          </table:table-cell>
          <table:table-cell table:formula="of:=[.B225]-100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225]-10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26]" office:value-type="float" office:value="264.75" calcext:value-type="float">
            <text:p>264.75</text:p>
          </table:table-cell>
          <table:table-cell table:formula="of:=[.B226]-10" office:value-type="float" office:value="-264.75" calcext:value-type="float">
            <text:p>-264.75</text:p>
          </table:table-cell>
          <table:table-cell table:formula="of:=[.C225]-1" office:value-type="float" office:value="263.75" calcext:value-type="float">
            <text:p>26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27]-1" office:value-type="float" office:value="263.75" calcext:value-type="float">
            <text:p>263.75</text:p>
          </table:table-cell>
          <table:table-cell table:formula="of:=[.B227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225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28]" office:value-type="float" office:value="263.75" calcext:value-type="float">
            <text:p>263.75</text:p>
          </table:table-cell>
          <table:table-cell table:formula="of:=[.B226]" office:value-type="float" office:value="-254.75" calcext:value-type="float">
            <text:p>-254.75</text:p>
          </table:table-cell>
          <table:table-cell table:formula="of:=[.C227]-1" office:value-type="float" office:value="262.75" calcext:value-type="float">
            <text:p>26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29]-1" office:value-type="float" office:value="262.75" calcext:value-type="float">
            <text:p>262.75</text:p>
          </table:table-cell>
          <table:table-cell table:formula="of:=[.B229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226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30]" office:value-type="float" office:value="262.75" calcext:value-type="float">
            <text:p>262.75</text:p>
          </table:table-cell>
          <table:table-cell table:formula="of:=[.B230]-10" office:value-type="float" office:value="-264.75" calcext:value-type="float">
            <text:p>-264.75</text:p>
          </table:table-cell>
          <table:table-cell table:formula="of:=[.C229]-1" office:value-type="float" office:value="261.75" calcext:value-type="float">
            <text:p>26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31]-1" office:value-type="float" office:value="261.75" calcext:value-type="float">
            <text:p>261.75</text:p>
          </table:table-cell>
          <table:table-cell table:formula="of:=[.B231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228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32]" office:value-type="float" office:value="261.75" calcext:value-type="float">
            <text:p>261.75</text:p>
          </table:table-cell>
          <table:table-cell table:formula="of:=[.B230]" office:value-type="float" office:value="-254.75" calcext:value-type="float">
            <text:p>-254.75</text:p>
          </table:table-cell>
          <table:table-cell table:formula="of:=[.C231]-1" office:value-type="float" office:value="260.75" calcext:value-type="float">
            <text:p>26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33]-1" office:value-type="float" office:value="260.75" calcext:value-type="float">
            <text:p>260.75</text:p>
          </table:table-cell>
          <table:table-cell table:formula="of:=[.B233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230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34]" office:value-type="float" office:value="260.75" calcext:value-type="float">
            <text:p>260.75</text:p>
          </table:table-cell>
          <table:table-cell table:formula="of:=[.B234]-10" office:value-type="float" office:value="-264.75" calcext:value-type="float">
            <text:p>-264.75</text:p>
          </table:table-cell>
          <table:table-cell table:formula="of:=[.C233]-1" office:value-type="float" office:value="259.75" calcext:value-type="float">
            <text:p>25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35]-1" office:value-type="float" office:value="259.75" calcext:value-type="float">
            <text:p>259.75</text:p>
          </table:table-cell>
          <table:table-cell table:formula="of:=[.B235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232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36]" office:value-type="float" office:value="259.75" calcext:value-type="float">
            <text:p>259.75</text:p>
          </table:table-cell>
          <table:table-cell table:formula="of:=[.B234]" office:value-type="float" office:value="-254.75" calcext:value-type="float">
            <text:p>-254.75</text:p>
          </table:table-cell>
          <table:table-cell table:formula="of:=[.C235]-1" office:value-type="float" office:value="258.75" calcext:value-type="float">
            <text:p>25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37]-1" office:value-type="float" office:value="258.75" calcext:value-type="float">
            <text:p>258.75</text:p>
          </table:table-cell>
          <table:table-cell table:formula="of:=[.B237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234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38]" office:value-type="float" office:value="258.75" calcext:value-type="float">
            <text:p>258.75</text:p>
          </table:table-cell>
          <table:table-cell table:formula="of:=[.B238]-10" office:value-type="float" office:value="-264.75" calcext:value-type="float">
            <text:p>-264.75</text:p>
          </table:table-cell>
          <table:table-cell table:formula="of:=[.C237]-1" office:value-type="float" office:value="257.75" calcext:value-type="float">
            <text:p>25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39]-1" office:value-type="float" office:value="257.75" calcext:value-type="float">
            <text:p>257.75</text:p>
          </table:table-cell>
          <table:table-cell table:formula="of:=[.B239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236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40]" office:value-type="float" office:value="257.75" calcext:value-type="float">
            <text:p>257.75</text:p>
          </table:table-cell>
          <table:table-cell table:formula="of:=[.B238]" office:value-type="float" office:value="-254.75" calcext:value-type="float">
            <text:p>-254.75</text:p>
          </table:table-cell>
          <table:table-cell table:formula="of:=[.C239]-1" office:value-type="float" office:value="256.75" calcext:value-type="float">
            <text:p>25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41]-1" office:value-type="float" office:value="256.75" calcext:value-type="float">
            <text:p>256.75</text:p>
          </table:table-cell>
          <table:table-cell table:formula="of:=[.B241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238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42]" office:value-type="float" office:value="256.75" calcext:value-type="float">
            <text:p>256.75</text:p>
          </table:table-cell>
          <table:table-cell table:formula="of:=[.B242]-10" office:value-type="float" office:value="-264.75" calcext:value-type="float">
            <text:p>-264.75</text:p>
          </table:table-cell>
          <table:table-cell table:formula="of:=[.C241]-1" office:value-type="float" office:value="255.75" calcext:value-type="float">
            <text:p>25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43]-1" office:value-type="float" office:value="255.75" calcext:value-type="float">
            <text:p>255.75</text:p>
          </table:table-cell>
          <table:table-cell table:formula="of:=[.B243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240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44]" office:value-type="float" office:value="255.75" calcext:value-type="float">
            <text:p>255.75</text:p>
          </table:table-cell>
          <table:table-cell table:formula="of:=[.B242]" office:value-type="float" office:value="-254.75" calcext:value-type="float">
            <text:p>-254.75</text:p>
          </table:table-cell>
          <table:table-cell table:formula="of:=[.C243]-1" office:value-type="float" office:value="254.75" calcext:value-type="float">
            <text:p>25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45]-1" office:value-type="float" office:value="254.75" calcext:value-type="float">
            <text:p>254.75</text:p>
          </table:table-cell>
          <table:table-cell table:formula="of:=[.B245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242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46]" office:value-type="float" office:value="254.75" calcext:value-type="float">
            <text:p>254.75</text:p>
          </table:table-cell>
          <table:table-cell table:formula="of:=[.B244]" office:value-type="float" office:value="-264.75" calcext:value-type="float">
            <text:p>-264.75</text:p>
          </table:table-cell>
          <table:table-cell table:formula="of:=[.C225]" office:value-type="float" office:value="264.75" calcext:value-type="float">
            <text:p>264.75</text:p>
          </table:table-cell>
          <table:table-cell table:formula="of:=[.D246]-100" office:value-type="float" office:value="-364.75" calcext:value-type="float">
            <text:p>-36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26]" office:value-type="float" office:value="264.75" calcext:value-type="float">
            <text:p>264.75</text:p>
          </table:table-cell>
          <table:table-cell table:formula="of:=[.B247]-100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247]-10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48]" office:value-type="float" office:value="264.75" calcext:value-type="float">
            <text:p>264.75</text:p>
          </table:table-cell>
          <table:table-cell table:formula="of:=[.B248]-10" office:value-type="float" office:value="-374.75" calcext:value-type="float">
            <text:p>-374.75</text:p>
          </table:table-cell>
          <table:table-cell table:formula="of:=[.C247]-1" office:value-type="float" office:value="263.75" calcext:value-type="float">
            <text:p>26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49]-1" office:value-type="float" office:value="263.75" calcext:value-type="float">
            <text:p>263.75</text:p>
          </table:table-cell>
          <table:table-cell table:formula="of:=[.B249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247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50]" office:value-type="float" office:value="263.75" calcext:value-type="float">
            <text:p>263.75</text:p>
          </table:table-cell>
          <table:table-cell table:formula="of:=[.B248]" office:value-type="float" office:value="-364.75" calcext:value-type="float">
            <text:p>-364.75</text:p>
          </table:table-cell>
          <table:table-cell table:formula="of:=[.C249]-1" office:value-type="float" office:value="262.75" calcext:value-type="float">
            <text:p>26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51]-1" office:value-type="float" office:value="262.75" calcext:value-type="float">
            <text:p>262.75</text:p>
          </table:table-cell>
          <table:table-cell table:formula="of:=[.B251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248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52]" office:value-type="float" office:value="262.75" calcext:value-type="float">
            <text:p>262.75</text:p>
          </table:table-cell>
          <table:table-cell table:formula="of:=[.B252]-10" office:value-type="float" office:value="-374.75" calcext:value-type="float">
            <text:p>-374.75</text:p>
          </table:table-cell>
          <table:table-cell table:formula="of:=[.C251]-1" office:value-type="float" office:value="261.75" calcext:value-type="float">
            <text:p>26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53]-1" office:value-type="float" office:value="261.75" calcext:value-type="float">
            <text:p>261.75</text:p>
          </table:table-cell>
          <table:table-cell table:formula="of:=[.B253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250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54]" office:value-type="float" office:value="261.75" calcext:value-type="float">
            <text:p>261.75</text:p>
          </table:table-cell>
          <table:table-cell table:formula="of:=[.B252]" office:value-type="float" office:value="-364.75" calcext:value-type="float">
            <text:p>-364.75</text:p>
          </table:table-cell>
          <table:table-cell table:formula="of:=[.C253]-1" office:value-type="float" office:value="260.75" calcext:value-type="float">
            <text:p>26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55]-1" office:value-type="float" office:value="260.75" calcext:value-type="float">
            <text:p>260.75</text:p>
          </table:table-cell>
          <table:table-cell table:formula="of:=[.B255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252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56]" office:value-type="float" office:value="260.75" calcext:value-type="float">
            <text:p>260.75</text:p>
          </table:table-cell>
          <table:table-cell table:formula="of:=[.B256]-10" office:value-type="float" office:value="-374.75" calcext:value-type="float">
            <text:p>-374.75</text:p>
          </table:table-cell>
          <table:table-cell table:formula="of:=[.C255]-1" office:value-type="float" office:value="259.75" calcext:value-type="float">
            <text:p>25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57]-1" office:value-type="float" office:value="259.75" calcext:value-type="float">
            <text:p>259.75</text:p>
          </table:table-cell>
          <table:table-cell table:formula="of:=[.B257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254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58]" office:value-type="float" office:value="259.75" calcext:value-type="float">
            <text:p>259.75</text:p>
          </table:table-cell>
          <table:table-cell table:formula="of:=[.B256]" office:value-type="float" office:value="-364.75" calcext:value-type="float">
            <text:p>-364.75</text:p>
          </table:table-cell>
          <table:table-cell table:formula="of:=[.C257]-1" office:value-type="float" office:value="258.75" calcext:value-type="float">
            <text:p>25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59]-1" office:value-type="float" office:value="258.75" calcext:value-type="float">
            <text:p>258.75</text:p>
          </table:table-cell>
          <table:table-cell table:formula="of:=[.B259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256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60]" office:value-type="float" office:value="258.75" calcext:value-type="float">
            <text:p>258.75</text:p>
          </table:table-cell>
          <table:table-cell table:formula="of:=[.B260]-10" office:value-type="float" office:value="-374.75" calcext:value-type="float">
            <text:p>-374.75</text:p>
          </table:table-cell>
          <table:table-cell table:formula="of:=[.C259]-1" office:value-type="float" office:value="257.75" calcext:value-type="float">
            <text:p>25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61]-1" office:value-type="float" office:value="257.75" calcext:value-type="float">
            <text:p>257.75</text:p>
          </table:table-cell>
          <table:table-cell table:formula="of:=[.B261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258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62]" office:value-type="float" office:value="257.75" calcext:value-type="float">
            <text:p>257.75</text:p>
          </table:table-cell>
          <table:table-cell table:formula="of:=[.B260]" office:value-type="float" office:value="-364.75" calcext:value-type="float">
            <text:p>-364.75</text:p>
          </table:table-cell>
          <table:table-cell table:formula="of:=[.C261]-1" office:value-type="float" office:value="256.75" calcext:value-type="float">
            <text:p>25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63]-1" office:value-type="float" office:value="256.75" calcext:value-type="float">
            <text:p>256.75</text:p>
          </table:table-cell>
          <table:table-cell table:formula="of:=[.B263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260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64]" office:value-type="float" office:value="256.75" calcext:value-type="float">
            <text:p>256.75</text:p>
          </table:table-cell>
          <table:table-cell table:formula="of:=[.B264]-10" office:value-type="float" office:value="-374.75" calcext:value-type="float">
            <text:p>-374.75</text:p>
          </table:table-cell>
          <table:table-cell table:formula="of:=[.C263]-1" office:value-type="float" office:value="255.75" calcext:value-type="float">
            <text:p>25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65]-1" office:value-type="float" office:value="255.75" calcext:value-type="float">
            <text:p>255.75</text:p>
          </table:table-cell>
          <table:table-cell table:formula="of:=[.B265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262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66]" office:value-type="float" office:value="255.75" calcext:value-type="float">
            <text:p>255.75</text:p>
          </table:table-cell>
          <table:table-cell table:formula="of:=[.B264]" office:value-type="float" office:value="-364.75" calcext:value-type="float">
            <text:p>-364.75</text:p>
          </table:table-cell>
          <table:table-cell table:formula="of:=[.C265]-1" office:value-type="float" office:value="254.75" calcext:value-type="float">
            <text:p>25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67]-1" office:value-type="float" office:value="254.75" calcext:value-type="float">
            <text:p>254.75</text:p>
          </table:table-cell>
          <table:table-cell table:formula="of:=[.B267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264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68]" office:value-type="float" office:value="254.75" calcext:value-type="float">
            <text:p>254.75</text:p>
          </table:table-cell>
          <table:table-cell table:formula="of:=[.B266]" office:value-type="float" office:value="-374.75" calcext:value-type="float">
            <text:p>-374.75</text:p>
          </table:table-cell>
          <table:table-cell table:formula="of:=[.C267]-100" office:value-type="float" office:value="154.75" calcext:value-type="float">
            <text:p>154.75</text:p>
          </table:table-cell>
          <table:table-cell table:formula="of:=[.D181]" office:value-type="float" office:value="-34.75" calcext:value-type="float">
            <text:p>-3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69]-100" office:value-type="float" office:value="154.75" calcext:value-type="float">
            <text:p>154.75</text:p>
          </table:table-cell>
          <table:table-cell table:formula="of:=[.B182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269]-10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70]" office:value-type="float" office:value="154.75" calcext:value-type="float">
            <text:p>154.75</text:p>
          </table:table-cell>
          <table:table-cell table:formula="of:=[.B270]-10" office:value-type="float" office:value="-44.75" calcext:value-type="float">
            <text:p>-44.75</text:p>
          </table:table-cell>
          <table:table-cell table:formula="of:=[.C269]-1" office:value-type="float" office:value="153.75" calcext:value-type="float">
            <text:p>15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71]-1" office:value-type="float" office:value="153.75" calcext:value-type="float">
            <text:p>153.75</text:p>
          </table:table-cell>
          <table:table-cell table:formula="of:=[.B271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269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72]" office:value-type="float" office:value="153.75" calcext:value-type="float">
            <text:p>153.75</text:p>
          </table:table-cell>
          <table:table-cell table:formula="of:=[.B270]" office:value-type="float" office:value="-34.75" calcext:value-type="float">
            <text:p>-34.75</text:p>
          </table:table-cell>
          <table:table-cell table:formula="of:=[.C271]-1" office:value-type="float" office:value="152.75" calcext:value-type="float">
            <text:p>15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73]-1" office:value-type="float" office:value="152.75" calcext:value-type="float">
            <text:p>152.75</text:p>
          </table:table-cell>
          <table:table-cell table:formula="of:=[.B273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270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74]" office:value-type="float" office:value="152.75" calcext:value-type="float">
            <text:p>152.75</text:p>
          </table:table-cell>
          <table:table-cell table:formula="of:=[.B274]-10" office:value-type="float" office:value="-44.75" calcext:value-type="float">
            <text:p>-44.75</text:p>
          </table:table-cell>
          <table:table-cell table:formula="of:=[.C273]-1" office:value-type="float" office:value="151.75" calcext:value-type="float">
            <text:p>15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75]-1" office:value-type="float" office:value="151.75" calcext:value-type="float">
            <text:p>151.75</text:p>
          </table:table-cell>
          <table:table-cell table:formula="of:=[.B275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272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76]" office:value-type="float" office:value="151.75" calcext:value-type="float">
            <text:p>151.75</text:p>
          </table:table-cell>
          <table:table-cell table:formula="of:=[.B274]" office:value-type="float" office:value="-34.75" calcext:value-type="float">
            <text:p>-34.75</text:p>
          </table:table-cell>
          <table:table-cell table:formula="of:=[.C275]-1" office:value-type="float" office:value="150.75" calcext:value-type="float">
            <text:p>15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77]-1" office:value-type="float" office:value="150.75" calcext:value-type="float">
            <text:p>150.75</text:p>
          </table:table-cell>
          <table:table-cell table:formula="of:=[.B277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274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78]" office:value-type="float" office:value="150.75" calcext:value-type="float">
            <text:p>150.75</text:p>
          </table:table-cell>
          <table:table-cell table:formula="of:=[.B278]-10" office:value-type="float" office:value="-44.75" calcext:value-type="float">
            <text:p>-44.75</text:p>
          </table:table-cell>
          <table:table-cell table:formula="of:=[.C277]-1" office:value-type="float" office:value="149.75" calcext:value-type="float">
            <text:p>14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79]-1" office:value-type="float" office:value="149.75" calcext:value-type="float">
            <text:p>149.75</text:p>
          </table:table-cell>
          <table:table-cell table:formula="of:=[.B279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276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80]" office:value-type="float" office:value="149.75" calcext:value-type="float">
            <text:p>149.75</text:p>
          </table:table-cell>
          <table:table-cell table:formula="of:=[.B278]" office:value-type="float" office:value="-34.75" calcext:value-type="float">
            <text:p>-34.75</text:p>
          </table:table-cell>
          <table:table-cell table:formula="of:=[.C279]-1" office:value-type="float" office:value="148.75" calcext:value-type="float">
            <text:p>14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81]-1" office:value-type="float" office:value="148.75" calcext:value-type="float">
            <text:p>148.75</text:p>
          </table:table-cell>
          <table:table-cell table:formula="of:=[.B281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278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82]" office:value-type="float" office:value="148.75" calcext:value-type="float">
            <text:p>148.75</text:p>
          </table:table-cell>
          <table:table-cell table:formula="of:=[.B282]-10" office:value-type="float" office:value="-44.75" calcext:value-type="float">
            <text:p>-44.75</text:p>
          </table:table-cell>
          <table:table-cell table:formula="of:=[.C281]-1" office:value-type="float" office:value="147.75" calcext:value-type="float">
            <text:p>14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83]-1" office:value-type="float" office:value="147.75" calcext:value-type="float">
            <text:p>147.75</text:p>
          </table:table-cell>
          <table:table-cell table:formula="of:=[.B283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280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84]" office:value-type="float" office:value="147.75" calcext:value-type="float">
            <text:p>147.75</text:p>
          </table:table-cell>
          <table:table-cell table:formula="of:=[.B282]" office:value-type="float" office:value="-34.75" calcext:value-type="float">
            <text:p>-34.75</text:p>
          </table:table-cell>
          <table:table-cell table:formula="of:=[.C283]-1" office:value-type="float" office:value="146.75" calcext:value-type="float">
            <text:p>14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85]-1" office:value-type="float" office:value="146.75" calcext:value-type="float">
            <text:p>146.75</text:p>
          </table:table-cell>
          <table:table-cell table:formula="of:=[.B285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282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86]" office:value-type="float" office:value="146.75" calcext:value-type="float">
            <text:p>146.75</text:p>
          </table:table-cell>
          <table:table-cell table:formula="of:=[.B286]-10" office:value-type="float" office:value="-44.75" calcext:value-type="float">
            <text:p>-44.75</text:p>
          </table:table-cell>
          <table:table-cell table:formula="of:=[.C285]-1" office:value-type="float" office:value="145.75" calcext:value-type="float">
            <text:p>14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87]-1" office:value-type="float" office:value="145.75" calcext:value-type="float">
            <text:p>145.75</text:p>
          </table:table-cell>
          <table:table-cell table:formula="of:=[.B287]" office:value-type="float" office:value="-44.75" calcext:value-type="float">
            <text:p>-44.75</text:p>
          </table:table-cell>
          <table:table-cell office:value-type="string" calcext:value-type="string">
            <text:p>NAN</text:p>
          </table:table-cell>
          <table:table-cell table:formula="of:=[.D284]" office:value-type="float" office:value="-34.75" calcext:value-type="float">
            <text:p>-3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88]" office:value-type="float" office:value="145.75" calcext:value-type="float">
            <text:p>145.75</text:p>
          </table:table-cell>
          <table:table-cell table:formula="of:=[.B286]" office:value-type="float" office:value="-34.75" calcext:value-type="float">
            <text:p>-34.75</text:p>
          </table:table-cell>
          <table:table-cell table:formula="of:=[.C287]-1" office:value-type="float" office:value="144.75" calcext:value-type="float">
            <text:p>14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89]-1" office:value-type="float" office:value="144.75" calcext:value-type="float">
            <text:p>144.75</text:p>
          </table:table-cell>
          <table:table-cell table:formula="of:=[.B289]" office:value-type="float" office:value="-34.75" calcext:value-type="float">
            <text:p>-34.75</text:p>
          </table:table-cell>
          <table:table-cell office:value-type="string" calcext:value-type="string">
            <text:p>NAN</text:p>
          </table:table-cell>
          <table:table-cell table:formula="of:=[.D286]" office:value-type="float" office:value="-44.75" calcext:value-type="float">
            <text:p>-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90]" office:value-type="float" office:value="144.75" calcext:value-type="float">
            <text:p>144.75</text:p>
          </table:table-cell>
          <table:table-cell table:formula="of:=[.B288]" office:value-type="float" office:value="-44.75" calcext:value-type="float">
            <text:p>-44.75</text:p>
          </table:table-cell>
          <table:table-cell table:formula="of:=[.C269]" office:value-type="float" office:value="154.75" calcext:value-type="float">
            <text:p>154.75</text:p>
          </table:table-cell>
          <table:table-cell table:formula="of:=[.D290]-100" office:value-type="float" office:value="-144.75" calcext:value-type="float">
            <text:p>-14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70]" office:value-type="float" office:value="154.75" calcext:value-type="float">
            <text:p>154.75</text:p>
          </table:table-cell>
          <table:table-cell table:formula="of:=[.B291]-100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91]-10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92]" office:value-type="float" office:value="154.75" calcext:value-type="float">
            <text:p>154.75</text:p>
          </table:table-cell>
          <table:table-cell table:formula="of:=[.B292]-10" office:value-type="float" office:value="-154.75" calcext:value-type="float">
            <text:p>-154.75</text:p>
          </table:table-cell>
          <table:table-cell table:formula="of:=[.C291]-1" office:value-type="float" office:value="153.75" calcext:value-type="float">
            <text:p>15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93]-1" office:value-type="float" office:value="153.75" calcext:value-type="float">
            <text:p>153.75</text:p>
          </table:table-cell>
          <table:table-cell table:formula="of:=[.B293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291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94]" office:value-type="float" office:value="153.75" calcext:value-type="float">
            <text:p>153.75</text:p>
          </table:table-cell>
          <table:table-cell table:formula="of:=[.B292]" office:value-type="float" office:value="-144.75" calcext:value-type="float">
            <text:p>-144.75</text:p>
          </table:table-cell>
          <table:table-cell table:formula="of:=[.C293]-1" office:value-type="float" office:value="152.75" calcext:value-type="float">
            <text:p>15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95]-1" office:value-type="float" office:value="152.75" calcext:value-type="float">
            <text:p>152.75</text:p>
          </table:table-cell>
          <table:table-cell table:formula="of:=[.B295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92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96]" office:value-type="float" office:value="152.75" calcext:value-type="float">
            <text:p>152.75</text:p>
          </table:table-cell>
          <table:table-cell table:formula="of:=[.B296]-10" office:value-type="float" office:value="-154.75" calcext:value-type="float">
            <text:p>-154.75</text:p>
          </table:table-cell>
          <table:table-cell table:formula="of:=[.C295]-1" office:value-type="float" office:value="151.75" calcext:value-type="float">
            <text:p>15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97]-1" office:value-type="float" office:value="151.75" calcext:value-type="float">
            <text:p>151.75</text:p>
          </table:table-cell>
          <table:table-cell table:formula="of:=[.B297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294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298]" office:value-type="float" office:value="151.75" calcext:value-type="float">
            <text:p>151.75</text:p>
          </table:table-cell>
          <table:table-cell table:formula="of:=[.B296]" office:value-type="float" office:value="-144.75" calcext:value-type="float">
            <text:p>-144.75</text:p>
          </table:table-cell>
          <table:table-cell table:formula="of:=[.C297]-1" office:value-type="float" office:value="150.75" calcext:value-type="float">
            <text:p>15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99]-1" office:value-type="float" office:value="150.75" calcext:value-type="float">
            <text:p>150.75</text:p>
          </table:table-cell>
          <table:table-cell table:formula="of:=[.B299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296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00]" office:value-type="float" office:value="150.75" calcext:value-type="float">
            <text:p>150.75</text:p>
          </table:table-cell>
          <table:table-cell table:formula="of:=[.B300]-10" office:value-type="float" office:value="-154.75" calcext:value-type="float">
            <text:p>-154.75</text:p>
          </table:table-cell>
          <table:table-cell table:formula="of:=[.C299]-1" office:value-type="float" office:value="149.75" calcext:value-type="float">
            <text:p>14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01]-1" office:value-type="float" office:value="149.75" calcext:value-type="float">
            <text:p>149.75</text:p>
          </table:table-cell>
          <table:table-cell table:formula="of:=[.B301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298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02]" office:value-type="float" office:value="149.75" calcext:value-type="float">
            <text:p>149.75</text:p>
          </table:table-cell>
          <table:table-cell table:formula="of:=[.B300]" office:value-type="float" office:value="-144.75" calcext:value-type="float">
            <text:p>-144.75</text:p>
          </table:table-cell>
          <table:table-cell table:formula="of:=[.C301]-1" office:value-type="float" office:value="148.75" calcext:value-type="float">
            <text:p>14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03]-1" office:value-type="float" office:value="148.75" calcext:value-type="float">
            <text:p>148.75</text:p>
          </table:table-cell>
          <table:table-cell table:formula="of:=[.B303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300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04]" office:value-type="float" office:value="148.75" calcext:value-type="float">
            <text:p>148.75</text:p>
          </table:table-cell>
          <table:table-cell table:formula="of:=[.B304]-10" office:value-type="float" office:value="-154.75" calcext:value-type="float">
            <text:p>-154.75</text:p>
          </table:table-cell>
          <table:table-cell table:formula="of:=[.C303]-1" office:value-type="float" office:value="147.75" calcext:value-type="float">
            <text:p>14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05]-1" office:value-type="float" office:value="147.75" calcext:value-type="float">
            <text:p>147.75</text:p>
          </table:table-cell>
          <table:table-cell table:formula="of:=[.B305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302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06]" office:value-type="float" office:value="147.75" calcext:value-type="float">
            <text:p>147.75</text:p>
          </table:table-cell>
          <table:table-cell table:formula="of:=[.B304]" office:value-type="float" office:value="-144.75" calcext:value-type="float">
            <text:p>-144.75</text:p>
          </table:table-cell>
          <table:table-cell table:formula="of:=[.C305]-1" office:value-type="float" office:value="146.75" calcext:value-type="float">
            <text:p>14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07]-1" office:value-type="float" office:value="146.75" calcext:value-type="float">
            <text:p>146.75</text:p>
          </table:table-cell>
          <table:table-cell table:formula="of:=[.B307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304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08]" office:value-type="float" office:value="146.75" calcext:value-type="float">
            <text:p>146.75</text:p>
          </table:table-cell>
          <table:table-cell table:formula="of:=[.B308]-10" office:value-type="float" office:value="-154.75" calcext:value-type="float">
            <text:p>-154.75</text:p>
          </table:table-cell>
          <table:table-cell table:formula="of:=[.C307]-1" office:value-type="float" office:value="145.75" calcext:value-type="float">
            <text:p>14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09]-1" office:value-type="float" office:value="145.75" calcext:value-type="float">
            <text:p>145.75</text:p>
          </table:table-cell>
          <table:table-cell table:formula="of:=[.B309]" office:value-type="float" office:value="-154.75" calcext:value-type="float">
            <text:p>-154.75</text:p>
          </table:table-cell>
          <table:table-cell office:value-type="string" calcext:value-type="string">
            <text:p>NAN</text:p>
          </table:table-cell>
          <table:table-cell table:formula="of:=[.D306]" office:value-type="float" office:value="-144.75" calcext:value-type="float">
            <text:p>-14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10]" office:value-type="float" office:value="145.75" calcext:value-type="float">
            <text:p>145.75</text:p>
          </table:table-cell>
          <table:table-cell table:formula="of:=[.B308]" office:value-type="float" office:value="-144.75" calcext:value-type="float">
            <text:p>-144.75</text:p>
          </table:table-cell>
          <table:table-cell table:formula="of:=[.C309]-1" office:value-type="float" office:value="144.75" calcext:value-type="float">
            <text:p>14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11]-1" office:value-type="float" office:value="144.75" calcext:value-type="float">
            <text:p>144.75</text:p>
          </table:table-cell>
          <table:table-cell table:formula="of:=[.B311]" office:value-type="float" office:value="-144.75" calcext:value-type="float">
            <text:p>-144.75</text:p>
          </table:table-cell>
          <table:table-cell office:value-type="string" calcext:value-type="string">
            <text:p>NAN</text:p>
          </table:table-cell>
          <table:table-cell table:formula="of:=[.D308]" office:value-type="float" office:value="-154.75" calcext:value-type="float">
            <text:p>-1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12]" office:value-type="float" office:value="144.75" calcext:value-type="float">
            <text:p>144.75</text:p>
          </table:table-cell>
          <table:table-cell table:formula="of:=[.B310]" office:value-type="float" office:value="-154.75" calcext:value-type="float">
            <text:p>-154.75</text:p>
          </table:table-cell>
          <table:table-cell table:formula="of:=[.C291]" office:value-type="float" office:value="154.75" calcext:value-type="float">
            <text:p>154.75</text:p>
          </table:table-cell>
          <table:table-cell table:formula="of:=[.D312]-100" office:value-type="float" office:value="-254.75" calcext:value-type="float">
            <text:p>-25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292]" office:value-type="float" office:value="154.75" calcext:value-type="float">
            <text:p>154.75</text:p>
          </table:table-cell>
          <table:table-cell table:formula="of:=[.B313]-100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313]-10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14]" office:value-type="float" office:value="154.75" calcext:value-type="float">
            <text:p>154.75</text:p>
          </table:table-cell>
          <table:table-cell table:formula="of:=[.B314]-10" office:value-type="float" office:value="-264.75" calcext:value-type="float">
            <text:p>-264.75</text:p>
          </table:table-cell>
          <table:table-cell table:formula="of:=[.C313]-1" office:value-type="float" office:value="153.75" calcext:value-type="float">
            <text:p>15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15]-1" office:value-type="float" office:value="153.75" calcext:value-type="float">
            <text:p>153.75</text:p>
          </table:table-cell>
          <table:table-cell table:formula="of:=[.B315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313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16]" office:value-type="float" office:value="153.75" calcext:value-type="float">
            <text:p>153.75</text:p>
          </table:table-cell>
          <table:table-cell table:formula="of:=[.B314]" office:value-type="float" office:value="-254.75" calcext:value-type="float">
            <text:p>-254.75</text:p>
          </table:table-cell>
          <table:table-cell table:formula="of:=[.C315]-1" office:value-type="float" office:value="152.75" calcext:value-type="float">
            <text:p>15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17]-1" office:value-type="float" office:value="152.75" calcext:value-type="float">
            <text:p>152.75</text:p>
          </table:table-cell>
          <table:table-cell table:formula="of:=[.B317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314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18]" office:value-type="float" office:value="152.75" calcext:value-type="float">
            <text:p>152.75</text:p>
          </table:table-cell>
          <table:table-cell table:formula="of:=[.B318]-10" office:value-type="float" office:value="-264.75" calcext:value-type="float">
            <text:p>-264.75</text:p>
          </table:table-cell>
          <table:table-cell table:formula="of:=[.C317]-1" office:value-type="float" office:value="151.75" calcext:value-type="float">
            <text:p>15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19]-1" office:value-type="float" office:value="151.75" calcext:value-type="float">
            <text:p>151.75</text:p>
          </table:table-cell>
          <table:table-cell table:formula="of:=[.B319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316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20]" office:value-type="float" office:value="151.75" calcext:value-type="float">
            <text:p>151.75</text:p>
          </table:table-cell>
          <table:table-cell table:formula="of:=[.B318]" office:value-type="float" office:value="-254.75" calcext:value-type="float">
            <text:p>-254.75</text:p>
          </table:table-cell>
          <table:table-cell table:formula="of:=[.C319]-1" office:value-type="float" office:value="150.75" calcext:value-type="float">
            <text:p>15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21]-1" office:value-type="float" office:value="150.75" calcext:value-type="float">
            <text:p>150.75</text:p>
          </table:table-cell>
          <table:table-cell table:formula="of:=[.B321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318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22]" office:value-type="float" office:value="150.75" calcext:value-type="float">
            <text:p>150.75</text:p>
          </table:table-cell>
          <table:table-cell table:formula="of:=[.B322]-10" office:value-type="float" office:value="-264.75" calcext:value-type="float">
            <text:p>-264.75</text:p>
          </table:table-cell>
          <table:table-cell table:formula="of:=[.C321]-1" office:value-type="float" office:value="149.75" calcext:value-type="float">
            <text:p>14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23]-1" office:value-type="float" office:value="149.75" calcext:value-type="float">
            <text:p>149.75</text:p>
          </table:table-cell>
          <table:table-cell table:formula="of:=[.B323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320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24]" office:value-type="float" office:value="149.75" calcext:value-type="float">
            <text:p>149.75</text:p>
          </table:table-cell>
          <table:table-cell table:formula="of:=[.B322]" office:value-type="float" office:value="-254.75" calcext:value-type="float">
            <text:p>-254.75</text:p>
          </table:table-cell>
          <table:table-cell table:formula="of:=[.C323]-1" office:value-type="float" office:value="148.75" calcext:value-type="float">
            <text:p>14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25]-1" office:value-type="float" office:value="148.75" calcext:value-type="float">
            <text:p>148.75</text:p>
          </table:table-cell>
          <table:table-cell table:formula="of:=[.B325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322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26]" office:value-type="float" office:value="148.75" calcext:value-type="float">
            <text:p>148.75</text:p>
          </table:table-cell>
          <table:table-cell table:formula="of:=[.B326]-10" office:value-type="float" office:value="-264.75" calcext:value-type="float">
            <text:p>-264.75</text:p>
          </table:table-cell>
          <table:table-cell table:formula="of:=[.C325]-1" office:value-type="float" office:value="147.75" calcext:value-type="float">
            <text:p>14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27]-1" office:value-type="float" office:value="147.75" calcext:value-type="float">
            <text:p>147.75</text:p>
          </table:table-cell>
          <table:table-cell table:formula="of:=[.B327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324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28]" office:value-type="float" office:value="147.75" calcext:value-type="float">
            <text:p>147.75</text:p>
          </table:table-cell>
          <table:table-cell table:formula="of:=[.B326]" office:value-type="float" office:value="-254.75" calcext:value-type="float">
            <text:p>-254.75</text:p>
          </table:table-cell>
          <table:table-cell table:formula="of:=[.C327]-1" office:value-type="float" office:value="146.75" calcext:value-type="float">
            <text:p>14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29]-1" office:value-type="float" office:value="146.75" calcext:value-type="float">
            <text:p>146.75</text:p>
          </table:table-cell>
          <table:table-cell table:formula="of:=[.B329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326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30]" office:value-type="float" office:value="146.75" calcext:value-type="float">
            <text:p>146.75</text:p>
          </table:table-cell>
          <table:table-cell table:formula="of:=[.B330]-10" office:value-type="float" office:value="-264.75" calcext:value-type="float">
            <text:p>-264.75</text:p>
          </table:table-cell>
          <table:table-cell table:formula="of:=[.C329]-1" office:value-type="float" office:value="145.75" calcext:value-type="float">
            <text:p>14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31]-1" office:value-type="float" office:value="145.75" calcext:value-type="float">
            <text:p>145.75</text:p>
          </table:table-cell>
          <table:table-cell table:formula="of:=[.B331]" office:value-type="float" office:value="-264.75" calcext:value-type="float">
            <text:p>-264.75</text:p>
          </table:table-cell>
          <table:table-cell office:value-type="string" calcext:value-type="string">
            <text:p>NAN</text:p>
          </table:table-cell>
          <table:table-cell table:formula="of:=[.D328]" office:value-type="float" office:value="-254.75" calcext:value-type="float">
            <text:p>-25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32]" office:value-type="float" office:value="145.75" calcext:value-type="float">
            <text:p>145.75</text:p>
          </table:table-cell>
          <table:table-cell table:formula="of:=[.B330]" office:value-type="float" office:value="-254.75" calcext:value-type="float">
            <text:p>-254.75</text:p>
          </table:table-cell>
          <table:table-cell table:formula="of:=[.C331]-1" office:value-type="float" office:value="144.75" calcext:value-type="float">
            <text:p>14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33]-1" office:value-type="float" office:value="144.75" calcext:value-type="float">
            <text:p>144.75</text:p>
          </table:table-cell>
          <table:table-cell table:formula="of:=[.B333]" office:value-type="float" office:value="-254.75" calcext:value-type="float">
            <text:p>-254.75</text:p>
          </table:table-cell>
          <table:table-cell office:value-type="string" calcext:value-type="string">
            <text:p>NAN</text:p>
          </table:table-cell>
          <table:table-cell table:formula="of:=[.D330]" office:value-type="float" office:value="-264.75" calcext:value-type="float">
            <text:p>-2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34]" office:value-type="float" office:value="144.75" calcext:value-type="float">
            <text:p>144.75</text:p>
          </table:table-cell>
          <table:table-cell table:formula="of:=[.B332]" office:value-type="float" office:value="-264.75" calcext:value-type="float">
            <text:p>-264.75</text:p>
          </table:table-cell>
          <table:table-cell table:formula="of:=[.C313]" office:value-type="float" office:value="154.75" calcext:value-type="float">
            <text:p>154.75</text:p>
          </table:table-cell>
          <table:table-cell table:formula="of:=[.D334]-100" office:value-type="float" office:value="-364.75" calcext:value-type="float">
            <text:p>-364.75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14]" office:value-type="float" office:value="154.75" calcext:value-type="float">
            <text:p>154.75</text:p>
          </table:table-cell>
          <table:table-cell table:formula="of:=[.B335]-100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335]-10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36]" office:value-type="float" office:value="154.75" calcext:value-type="float">
            <text:p>154.75</text:p>
          </table:table-cell>
          <table:table-cell table:formula="of:=[.B336]-10" office:value-type="float" office:value="-374.75" calcext:value-type="float">
            <text:p>-374.75</text:p>
          </table:table-cell>
          <table:table-cell table:formula="of:=[.C335]-1" office:value-type="float" office:value="153.75" calcext:value-type="float">
            <text:p>153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37]-1" office:value-type="float" office:value="153.75" calcext:value-type="float">
            <text:p>153.75</text:p>
          </table:table-cell>
          <table:table-cell table:formula="of:=[.B337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335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38]" office:value-type="float" office:value="153.75" calcext:value-type="float">
            <text:p>153.75</text:p>
          </table:table-cell>
          <table:table-cell table:formula="of:=[.B336]" office:value-type="float" office:value="-364.75" calcext:value-type="float">
            <text:p>-364.75</text:p>
          </table:table-cell>
          <table:table-cell table:formula="of:=[.C337]-1" office:value-type="float" office:value="152.75" calcext:value-type="float">
            <text:p>152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39]-1" office:value-type="float" office:value="152.75" calcext:value-type="float">
            <text:p>152.75</text:p>
          </table:table-cell>
          <table:table-cell table:formula="of:=[.B339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336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40]" office:value-type="float" office:value="152.75" calcext:value-type="float">
            <text:p>152.75</text:p>
          </table:table-cell>
          <table:table-cell table:formula="of:=[.B340]-10" office:value-type="float" office:value="-374.75" calcext:value-type="float">
            <text:p>-374.75</text:p>
          </table:table-cell>
          <table:table-cell table:formula="of:=[.C339]-1" office:value-type="float" office:value="151.75" calcext:value-type="float">
            <text:p>151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41]-1" office:value-type="float" office:value="151.75" calcext:value-type="float">
            <text:p>151.75</text:p>
          </table:table-cell>
          <table:table-cell table:formula="of:=[.B341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338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42]" office:value-type="float" office:value="151.75" calcext:value-type="float">
            <text:p>151.75</text:p>
          </table:table-cell>
          <table:table-cell table:formula="of:=[.B340]" office:value-type="float" office:value="-364.75" calcext:value-type="float">
            <text:p>-364.75</text:p>
          </table:table-cell>
          <table:table-cell table:formula="of:=[.C341]-1" office:value-type="float" office:value="150.75" calcext:value-type="float">
            <text:p>150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43]-1" office:value-type="float" office:value="150.75" calcext:value-type="float">
            <text:p>150.75</text:p>
          </table:table-cell>
          <table:table-cell table:formula="of:=[.B343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340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44]" office:value-type="float" office:value="150.75" calcext:value-type="float">
            <text:p>150.75</text:p>
          </table:table-cell>
          <table:table-cell table:formula="of:=[.B344]-10" office:value-type="float" office:value="-374.75" calcext:value-type="float">
            <text:p>-374.75</text:p>
          </table:table-cell>
          <table:table-cell table:formula="of:=[.C343]-1" office:value-type="float" office:value="149.75" calcext:value-type="float">
            <text:p>149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45]-1" office:value-type="float" office:value="149.75" calcext:value-type="float">
            <text:p>149.75</text:p>
          </table:table-cell>
          <table:table-cell table:formula="of:=[.B345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342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46]" office:value-type="float" office:value="149.75" calcext:value-type="float">
            <text:p>149.75</text:p>
          </table:table-cell>
          <table:table-cell table:formula="of:=[.B344]" office:value-type="float" office:value="-364.75" calcext:value-type="float">
            <text:p>-364.75</text:p>
          </table:table-cell>
          <table:table-cell table:formula="of:=[.C345]-1" office:value-type="float" office:value="148.75" calcext:value-type="float">
            <text:p>148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47]-1" office:value-type="float" office:value="148.75" calcext:value-type="float">
            <text:p>148.75</text:p>
          </table:table-cell>
          <table:table-cell table:formula="of:=[.B347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344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48]" office:value-type="float" office:value="148.75" calcext:value-type="float">
            <text:p>148.75</text:p>
          </table:table-cell>
          <table:table-cell table:formula="of:=[.B348]-10" office:value-type="float" office:value="-374.75" calcext:value-type="float">
            <text:p>-374.75</text:p>
          </table:table-cell>
          <table:table-cell table:formula="of:=[.C347]-1" office:value-type="float" office:value="147.75" calcext:value-type="float">
            <text:p>147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49]-1" office:value-type="float" office:value="147.75" calcext:value-type="float">
            <text:p>147.75</text:p>
          </table:table-cell>
          <table:table-cell table:formula="of:=[.B349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346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50]" office:value-type="float" office:value="147.75" calcext:value-type="float">
            <text:p>147.75</text:p>
          </table:table-cell>
          <table:table-cell table:formula="of:=[.B348]" office:value-type="float" office:value="-364.75" calcext:value-type="float">
            <text:p>-364.75</text:p>
          </table:table-cell>
          <table:table-cell table:formula="of:=[.C349]-1" office:value-type="float" office:value="146.75" calcext:value-type="float">
            <text:p>146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51]-1" office:value-type="float" office:value="146.75" calcext:value-type="float">
            <text:p>146.75</text:p>
          </table:table-cell>
          <table:table-cell table:formula="of:=[.B351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348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52]" office:value-type="float" office:value="146.75" calcext:value-type="float">
            <text:p>146.75</text:p>
          </table:table-cell>
          <table:table-cell table:formula="of:=[.B352]-10" office:value-type="float" office:value="-374.75" calcext:value-type="float">
            <text:p>-374.75</text:p>
          </table:table-cell>
          <table:table-cell table:formula="of:=[.C351]-1" office:value-type="float" office:value="145.75" calcext:value-type="float">
            <text:p>145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53]-1" office:value-type="float" office:value="145.75" calcext:value-type="float">
            <text:p>145.75</text:p>
          </table:table-cell>
          <table:table-cell table:formula="of:=[.B353]" office:value-type="float" office:value="-374.75" calcext:value-type="float">
            <text:p>-374.75</text:p>
          </table:table-cell>
          <table:table-cell office:value-type="string" calcext:value-type="string">
            <text:p>NAN</text:p>
          </table:table-cell>
          <table:table-cell table:formula="of:=[.D350]" office:value-type="float" office:value="-364.75" calcext:value-type="float">
            <text:p>-364.75</text:p>
          </table:table-cell>
          <table:table-cell office:value-type="string" calcext:value-type="string">
            <text:p>altitudeZ</text:p>
          </table:table-cell>
          <table:table-cell/>
        </table:table-row>
        <table:table-row table:style-name="ro1">
          <table:table-cell table:formula="of:=[.A354]" office:value-type="float" office:value="145.75" calcext:value-type="float">
            <text:p>145.75</text:p>
          </table:table-cell>
          <table:table-cell table:formula="of:=[.B352]" office:value-type="float" office:value="-364.75" calcext:value-type="float">
            <text:p>-364.75</text:p>
          </table:table-cell>
          <table:table-cell table:formula="of:=[.C353]-1" office:value-type="float" office:value="144.75" calcext:value-type="float">
            <text:p>144.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formula="of:=[.A355]-1" office:value-type="float" office:value="144.75" calcext:value-type="float">
            <text:p>144.75</text:p>
          </table:table-cell>
          <table:table-cell table:formula="of:=[.B355]" office:value-type="float" office:value="-364.75" calcext:value-type="float">
            <text:p>-364.75</text:p>
          </table:table-cell>
          <table:table-cell office:value-type="string" calcext:value-type="string">
            <text:p>NAN</text:p>
          </table:table-cell>
          <table:table-cell table:formula="of:=[.D352]" office:value-type="float" office:value="-374.75" calcext:value-type="float">
            <text:p>-374.75</text:p>
          </table:table-cell>
          <table:table-cell office:value-type="string" calcext:value-type="string">
            <text:p>altitude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2:02:48.412665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0:29:34.441404843</meta:creation-date>
    <meta:generator>LibreOffice/5.1.6.2$Linux_X86_64 LibreOffice_project/10m0$Build-2</meta:generator>
    <dc:date>2017-08-02T12:27:31.098807823</dc:date>
    <meta:editing-duration>PT1H26M20S</meta:editing-duration>
    <meta:editing-cycles>37</meta:editing-cycles>
    <meta:document-statistic meta:table-count="1" meta:cell-count="17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356" chart:data-source-has-labels="row" svg:x="0.32cm" svg:y="0.18cm" svg:width="15.36cm" svg:height="8.64cm">
          <chartooo:coordinate-region svg:x="1.232cm" svg:y="0.379cm" svg:width="14.168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:Sheet1.B356" chart:label-cell-address="Sheet1.B1:Sheet1.B2" chart:class="chart:scatter">
            <chart:domain table:cell-range-address="Sheet1.A3:Sheet1.A356"/>
            <chart:data-point chart:repeated="35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otal distance =</text:p>
                <text:list>
                  <text:list-item>
                    <text:p/>
                  </text:list-item>
                  <text:list-item>
                    <text:p> total distance =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3:Sheet1.A356</svg:desc>
                </draw:g>
              </table:table-cell>
              <table:table-cell office:value-type="float" office:value="1.758">
                <text:p>1.758</text:p>
                <draw:g>
                  <svg:desc>Sheet1.B3:Sheet1.B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4.75">
                <text:p>484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4.75">
                <text:p>484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3.75">
                <text:p>483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3.75">
                <text:p>483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2.75">
                <text:p>482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2.75">
                <text:p>482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1.75">
                <text:p>481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1.75">
                <text:p>481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.75">
                <text:p>480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.75">
                <text:p>480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.75">
                <text:p>479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9.75">
                <text:p>479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8.75">
                <text:p>478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8.75">
                <text:p>478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7.75">
                <text:p>477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7.75">
                <text:p>477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6.75">
                <text:p>476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6.75">
                <text:p>476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5.75">
                <text:p>475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5.75">
                <text:p>475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4.75">
                <text:p>474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4.75">
                <text:p>474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4.75">
                <text:p>484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75">
                <text:p>484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3.75">
                <text:p>483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3.75">
                <text:p>483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2.75">
                <text:p>482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2.75">
                <text:p>482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1.75">
                <text:p>481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1.75">
                <text:p>481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.75">
                <text:p>480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0.75">
                <text:p>480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9.75">
                <text:p>479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9.75">
                <text:p>479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8.75">
                <text:p>478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8.75">
                <text:p>478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7.75">
                <text:p>477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7.75">
                <text:p>477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6.75">
                <text:p>476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6.75">
                <text:p>476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5.75">
                <text:p>475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5.75">
                <text:p>475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4.75">
                <text:p>474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4.75">
                <text:p>474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4.75">
                <text:p>484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4.75">
                <text:p>484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3.75">
                <text:p>483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3.75">
                <text:p>483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2.75">
                <text:p>482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2.75">
                <text:p>482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1.75">
                <text:p>481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1.75">
                <text:p>481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0.75">
                <text:p>480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0.75">
                <text:p>480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9.75">
                <text:p>479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9.75">
                <text:p>479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8.75">
                <text:p>478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8.75">
                <text:p>478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7.75">
                <text:p>477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7.75">
                <text:p>477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6.75">
                <text:p>476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6.75">
                <text:p>476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5.75">
                <text:p>475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5.75">
                <text:p>475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4.75">
                <text:p>474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4.75">
                <text:p>474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4.75">
                <text:p>484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4.75">
                <text:p>484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3.75">
                <text:p>483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3.75">
                <text:p>483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2.75">
                <text:p>482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2.75">
                <text:p>482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.75">
                <text:p>481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1.75">
                <text:p>481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0.75">
                <text:p>480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0.75">
                <text:p>480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9.75">
                <text:p>479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9.75">
                <text:p>479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8.75">
                <text:p>478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8.75">
                <text:p>478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7.75">
                <text:p>477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7.75">
                <text:p>477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6.75">
                <text:p>476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6.75">
                <text:p>476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5.75">
                <text:p>475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5.75">
                <text:p>475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4.75">
                <text:p>474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.75">
                <text:p>474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4.75">
                <text:p>374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.75">
                <text:p>374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3.75">
                <text:p>373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3.75">
                <text:p>373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2.75">
                <text:p>372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2.75">
                <text:p>372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1.75">
                <text:p>371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1.75">
                <text:p>371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0.75">
                <text:p>370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0.75">
                <text:p>370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9.75">
                <text:p>369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9.75">
                <text:p>369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8.75">
                <text:p>368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8.75">
                <text:p>368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7.75">
                <text:p>367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7.75">
                <text:p>367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6.75">
                <text:p>366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6.75">
                <text:p>366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5.75">
                <text:p>365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5.75">
                <text:p>365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4.75">
                <text:p>364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4.75">
                <text:p>364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4.75">
                <text:p>374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4.75">
                <text:p>374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3.75">
                <text:p>373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3.75">
                <text:p>373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2.75">
                <text:p>372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2.75">
                <text:p>372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1.75">
                <text:p>371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1.75">
                <text:p>371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0.75">
                <text:p>370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0.75">
                <text:p>370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9.75">
                <text:p>369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9.75">
                <text:p>369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8.75">
                <text:p>368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8.75">
                <text:p>368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7.75">
                <text:p>367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7.75">
                <text:p>367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6.75">
                <text:p>366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6.75">
                <text:p>366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5.75">
                <text:p>365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5.75">
                <text:p>365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4.75">
                <text:p>364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4.75">
                <text:p>364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4.75">
                <text:p>374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4.75">
                <text:p>374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3.75">
                <text:p>373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3.75">
                <text:p>373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2.75">
                <text:p>372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2.75">
                <text:p>372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.75">
                <text:p>371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75">
                <text:p>371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0.75">
                <text:p>370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0.75">
                <text:p>370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.75">
                <text:p>369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9.75">
                <text:p>369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8.75">
                <text:p>368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8.75">
                <text:p>368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7.75">
                <text:p>367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7.75">
                <text:p>367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6.75">
                <text:p>366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6.75">
                <text:p>366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5.75">
                <text:p>365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5.75">
                <text:p>365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4.75">
                <text:p>364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4.75">
                <text:p>364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4.75">
                <text:p>374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4.75">
                <text:p>374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3.75">
                <text:p>373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3.75">
                <text:p>373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2.75">
                <text:p>372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2.75">
                <text:p>372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1.75">
                <text:p>371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1.75">
                <text:p>371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0.75">
                <text:p>370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0.75">
                <text:p>370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9.75">
                <text:p>369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9.75">
                <text:p>369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8.75">
                <text:p>368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8.75">
                <text:p>368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7.75">
                <text:p>367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7.75">
                <text:p>367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6.75">
                <text:p>366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6.75">
                <text:p>366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5.75">
                <text:p>365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5.75">
                <text:p>365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4.75">
                <text:p>364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4.75">
                <text:p>364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4.75">
                <text:p>264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4.75">
                <text:p>264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3.75">
                <text:p>263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3.75">
                <text:p>263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2.75">
                <text:p>262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2.75">
                <text:p>262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1.75">
                <text:p>261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1.75">
                <text:p>261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0.75">
                <text:p>260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0.75">
                <text:p>260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9.75">
                <text:p>259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9.75">
                <text:p>259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8.75">
                <text:p>258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8.75">
                <text:p>258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7.75">
                <text:p>257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7.75">
                <text:p>257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6.75">
                <text:p>256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6.75">
                <text:p>256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5.75">
                <text:p>255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5.75">
                <text:p>255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4.75">
                <text:p>254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4.75">
                <text:p>254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4.75">
                <text:p>264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4.75">
                <text:p>264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3.75">
                <text:p>263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3.75">
                <text:p>263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2.75">
                <text:p>262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2.75">
                <text:p>262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1.75">
                <text:p>261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1.75">
                <text:p>261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0.75">
                <text:p>260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0.75">
                <text:p>260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9.75">
                <text:p>259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9.75">
                <text:p>259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8.75">
                <text:p>258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8.75">
                <text:p>258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7.75">
                <text:p>257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7.75">
                <text:p>257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6.75">
                <text:p>256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6.75">
                <text:p>256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5.75">
                <text:p>255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5.75">
                <text:p>255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4.75">
                <text:p>254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4.75">
                <text:p>254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.75">
                <text:p>264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4.75">
                <text:p>264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3.75">
                <text:p>263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3.75">
                <text:p>263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2.75">
                <text:p>262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2.75">
                <text:p>262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1.75">
                <text:p>261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1.75">
                <text:p>261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0.75">
                <text:p>260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0.75">
                <text:p>260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9.75">
                <text:p>259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9.75">
                <text:p>259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8.75">
                <text:p>258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8.75">
                <text:p>258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7.75">
                <text:p>257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7.75">
                <text:p>257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6.75">
                <text:p>256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6.75">
                <text:p>256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5.75">
                <text:p>255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5.75">
                <text:p>255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4.75">
                <text:p>254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4.75">
                <text:p>254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4.75">
                <text:p>264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4.75">
                <text:p>264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3.75">
                <text:p>263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3.75">
                <text:p>263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2.75">
                <text:p>262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2.75">
                <text:p>262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1.75">
                <text:p>261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1.75">
                <text:p>261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0.75">
                <text:p>260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0.75">
                <text:p>260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9.75">
                <text:p>259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.75">
                <text:p>259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.75">
                <text:p>258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.75">
                <text:p>258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7.75">
                <text:p>257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7.75">
                <text:p>257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6.75">
                <text:p>256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6.75">
                <text:p>256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5.75">
                <text:p>255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.75">
                <text:p>255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.75">
                <text:p>254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4.75">
                <text:p>254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.75">
                <text:p>154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4.75">
                <text:p>154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75">
                <text:p>153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3.75">
                <text:p>153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2.75">
                <text:p>152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2.75">
                <text:p>152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1.75">
                <text:p>151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.75">
                <text:p>151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.75">
                <text:p>150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0.75">
                <text:p>150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9.75">
                <text:p>149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9.75">
                <text:p>149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.75">
                <text:p>148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8.75">
                <text:p>148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7.75">
                <text:p>147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7.75">
                <text:p>147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6.75">
                <text:p>146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6.75">
                <text:p>146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.75">
                <text:p>145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5.75">
                <text:p>145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.75">
                <text:p>144.7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.75">
                <text:p>144.75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4.75">
                <text:p>154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4.75">
                <text:p>154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3.75">
                <text:p>153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3.75">
                <text:p>153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2.75">
                <text:p>152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2.75">
                <text:p>152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1.75">
                <text:p>151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1.75">
                <text:p>151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.75">
                <text:p>150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.75">
                <text:p>150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.75">
                <text:p>149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9.75">
                <text:p>149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8.75">
                <text:p>148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8.75">
                <text:p>148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7.75">
                <text:p>147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7.75">
                <text:p>147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6.75">
                <text:p>146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6.75">
                <text:p>146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5.75">
                <text:p>145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5.75">
                <text:p>145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4.75">
                <text:p>144.75</text:p>
              </table:table-cell>
              <table:table-cell office:value-type="float" office:value="-144.75">
                <text:p>-144.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4.75">
                <text:p>144.75</text:p>
              </table:table-cell>
              <table:table-cell office:value-type="float" office:value="-154.75">
                <text:p>-154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4.75">
                <text:p>154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4.75">
                <text:p>154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3.75">
                <text:p>153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3.75">
                <text:p>153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2.75">
                <text:p>152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2.75">
                <text:p>152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1.75">
                <text:p>151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.75">
                <text:p>151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0.75">
                <text:p>150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0.75">
                <text:p>150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9.75">
                <text:p>149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9.75">
                <text:p>149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8.75">
                <text:p>148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8.75">
                <text:p>148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7.75">
                <text:p>147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7.75">
                <text:p>147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6.75">
                <text:p>146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6.75">
                <text:p>146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5.75">
                <text:p>145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5.75">
                <text:p>145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4.75">
                <text:p>144.75</text:p>
              </table:table-cell>
              <table:table-cell office:value-type="float" office:value="-254.75">
                <text:p>-254.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4.75">
                <text:p>144.75</text:p>
              </table:table-cell>
              <table:table-cell office:value-type="float" office:value="-264.75">
                <text:p>-264.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4.75">
                <text:p>154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.75">
                <text:p>154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3.75">
                <text:p>153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3.75">
                <text:p>153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2.75">
                <text:p>152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2.75">
                <text:p>152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1.75">
                <text:p>151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1.75">
                <text:p>151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0.75">
                <text:p>150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0.75">
                <text:p>150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9.75">
                <text:p>149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.75">
                <text:p>149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8.75">
                <text:p>148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8.75">
                <text:p>148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7.75">
                <text:p>147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7.75">
                <text:p>147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.75">
                <text:p>146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6.75">
                <text:p>146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5.75">
                <text:p>145.75</text:p>
              </table:table-cell>
              <table:table-cell office:value-type="float" office:value="-374.75">
                <text:p>-374.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.75">
                <text:p>145.75</text:p>
              </table:table-cell>
              <table:table-cell office:value-type="float" office:value="-364.75">
                <text:p>-364.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4.75">
                <text:p>144.75</text:p>
              </table:table-cell>
              <table:table-cell office:value-type="float" office:value="-364.75">
                <text:p>-364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